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ackageComparisons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2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6"/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4" office:value-type="string">
            <text:p>Packages Test Conditions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office:value-type="string">
            <text:p>1)</text:p>
          </table:table-cell>
          <table:table-cell table:style-name="Default" office:value-type="string">
            <text:p>Test a at 15 hours gives $24.25 switch to b and save $0.5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>
            <text:p>2)</text:p>
          </table:table-cell>
          <table:table-cell table:style-name="Default" office:value-type="string">
            <text:p>Test c at 25 hours gives $29.95 switch to b and save $0.7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>
            <text:p>3)</text:p>
          </table:table-cell>
          <table:table-cell table:style-name="Default" office:value-type="string">
            <text:p>Test b at 27 hours gives $30.65 switch to c and save $0.7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3"/>
          <table:table-cell table:number-columns-repeated="3" table:style-name="ce3" office:value-type="string">
            <text:p>Package</text:p>
          </table:table-cell>
          <table:table-cell table:style-name="ce3" office:value-type="string">
            <text:p>Minimum</text:p>
          </table:table-cell>
          <table:table-cell table:style-name="ce3" office:value-type="string">
            <text:p>Choose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office:value-type="string">
            <text:p>Hr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0:.E10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1:.E11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2:.E12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3:.E13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4:.E14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5:.E15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5]+0.75" office:value-type="currency" office:currency="USD" office:value="17.5">
            <text:p>$17.50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6:.E16])" office:value-type="currency" office:currency="USD" office:value="17.5">
            <text:p>$17.50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6]+0.75" office:value-type="currency" office:currency="USD" office:value="18.25">
            <text:p>$18.2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7:.E17])" office:value-type="currency" office:currency="USD" office:value="18.25">
            <text:p>$18.2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7]+0.75" office:value-type="currency" office:currency="USD" office:value="19">
            <text:p>$19.00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8:.E18])" office:value-type="currency" office:currency="USD" office:value="19">
            <text:p>$19.00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8]+0.75" office:value-type="currency" office:currency="USD" office:value="19.75">
            <text:p>$19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19:.E19])" office:value-type="currency" office:currency="USD" office:value="19.75">
            <text:p>$19.7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9]+0.75" office:value-type="currency" office:currency="USD" office:value="20.5">
            <text:p>$20.50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20:.E20])" office:value-type="currency" office:currency="USD" office:value="20.5">
            <text:p>$20.50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0]+0.75" office:value-type="currency" office:currency="USD" office:value="21.25">
            <text:p>$21.2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21:.E21])" office:value-type="currency" office:currency="USD" office:value="21.25">
            <text:p>$21.2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1]+0.75" office:value-type="currency" office:currency="USD" office:value="22">
            <text:p>$22.00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22:.E22])" office:value-type="currency" office:currency="USD" office:value="22">
            <text:p>$22.00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2]+0.75" office:value-type="currency" office:currency="USD" office:value="22.75">
            <text:p>$22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23:.E23])" office:value-type="currency" office:currency="USD" office:value="22.75">
            <text:p>$22.75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3]+0.75" office:value-type="currency" office:currency="USD" office:value="23.5">
            <text:p>$23.50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24:.E24])" office:value-type="currency" office:currency="USD" office:value="23.5">
            <text:p>$23.50</text:p>
          </table:table-cell>
          <table:table-cell office:value-type="string">
            <text:p>a</text:p>
          </table:table-cell>
          <table:table-cell office:value-type="string">
            <text:p><text:s/>&lt;=14 choose package a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4]+0.75" office:value-type="currency" office:currency="USD" office:value="24.25">
            <text:p>$24.2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29.95">
            <text:p>$29.95</text:p>
          </table:table-cell>
          <table:table-cell table:formula="of:=MIN([.C25:.E25])" office:value-type="currency" office:currency="USD" office:value="23.75">
            <text:p>$23.75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5]+0.75" office:value-type="currency" office:currency="USD" office:value="25">
            <text:p>$25.00</text:p>
          </table:table-cell>
          <table:table-cell table:formula="of:=[.D25]+0.55" office:value-type="currency" office:currency="USD" office:value="24.3">
            <text:p>$24.30</text:p>
          </table:table-cell>
          <table:table-cell office:value-type="currency" office:currency="USD" office:value="29.95">
            <text:p>$29.95</text:p>
          </table:table-cell>
          <table:table-cell table:formula="of:=MIN([.C26:.E26])" office:value-type="currency" office:currency="USD" office:value="24.3">
            <text:p>$24.30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6]+0.75" office:value-type="currency" office:currency="USD" office:value="25.75">
            <text:p>$25.75</text:p>
          </table:table-cell>
          <table:table-cell table:formula="of:=[.D26]+0.55" office:value-type="currency" office:currency="USD" office:value="24.85">
            <text:p>$24.85</text:p>
          </table:table-cell>
          <table:table-cell office:value-type="currency" office:currency="USD" office:value="29.95">
            <text:p>$29.95</text:p>
          </table:table-cell>
          <table:table-cell table:formula="of:=MIN([.C27:.E27])" office:value-type="currency" office:currency="USD" office:value="24.85">
            <text:p>$24.85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7]+0.75" office:value-type="currency" office:currency="USD" office:value="26.5">
            <text:p>$26.50</text:p>
          </table:table-cell>
          <table:table-cell table:formula="of:=[.D27]+0.55" office:value-type="currency" office:currency="USD" office:value="25.4">
            <text:p>$25.40</text:p>
          </table:table-cell>
          <table:table-cell office:value-type="currency" office:currency="USD" office:value="29.95">
            <text:p>$29.95</text:p>
          </table:table-cell>
          <table:table-cell table:formula="of:=MIN([.C28:.E28])" office:value-type="currency" office:currency="USD" office:value="25.4">
            <text:p>$25.40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8]+0.75" office:value-type="currency" office:currency="USD" office:value="27.25">
            <text:p>$27.25</text:p>
          </table:table-cell>
          <table:table-cell table:formula="of:=[.D28]+0.55" office:value-type="currency" office:currency="USD" office:value="25.95">
            <text:p>$25.95</text:p>
          </table:table-cell>
          <table:table-cell office:value-type="currency" office:currency="USD" office:value="29.95">
            <text:p>$29.95</text:p>
          </table:table-cell>
          <table:table-cell table:formula="of:=MIN([.C29:.E29])" office:value-type="currency" office:currency="USD" office:value="25.95">
            <text:p>$25.95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9]+0.75" office:value-type="currency" office:currency="USD" office:value="28">
            <text:p>$28.00</text:p>
          </table:table-cell>
          <table:table-cell table:formula="of:=[.D29]+0.55" office:value-type="currency" office:currency="USD" office:value="26.5">
            <text:p>$26.50</text:p>
          </table:table-cell>
          <table:table-cell office:value-type="currency" office:currency="USD" office:value="29.95">
            <text:p>$29.95</text:p>
          </table:table-cell>
          <table:table-cell table:formula="of:=MIN([.C30:.E30])" office:value-type="currency" office:currency="USD" office:value="26.5">
            <text:p>$26.50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0]+1" office:value-type="currency" office:currency="USD" office:value="29">
            <text:p>$29.00</text:p>
          </table:table-cell>
          <table:table-cell table:formula="of:=[.D30]+0.55" office:value-type="currency" office:currency="USD" office:value="27.05">
            <text:p>$27.05</text:p>
          </table:table-cell>
          <table:table-cell office:value-type="currency" office:currency="USD" office:value="29.95">
            <text:p>$29.95</text:p>
          </table:table-cell>
          <table:table-cell table:formula="of:=MIN([.C31:.E31])" office:value-type="currency" office:currency="USD" office:value="27.05">
            <text:p>$27.05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1]+1" office:value-type="currency" office:currency="USD" office:value="30">
            <text:p>$30.00</text:p>
          </table:table-cell>
          <table:table-cell table:formula="of:=[.D31]+0.55" office:value-type="currency" office:currency="USD" office:value="27.6">
            <text:p>$27.60</text:p>
          </table:table-cell>
          <table:table-cell office:value-type="currency" office:currency="USD" office:value="29.95">
            <text:p>$29.95</text:p>
          </table:table-cell>
          <table:table-cell table:formula="of:=MIN([.C32:.E32])" office:value-type="currency" office:currency="USD" office:value="27.6">
            <text:p>$27.60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2]+1" office:value-type="currency" office:currency="USD" office:value="31">
            <text:p>$31.00</text:p>
          </table:table-cell>
          <table:table-cell table:formula="of:=[.D32]+0.55" office:value-type="currency" office:currency="USD" office:value="28.15">
            <text:p>$28.15</text:p>
          </table:table-cell>
          <table:table-cell office:value-type="currency" office:currency="USD" office:value="29.95">
            <text:p>$29.95</text:p>
          </table:table-cell>
          <table:table-cell table:formula="of:=MIN([.C33:.E33])" office:value-type="currency" office:currency="USD" office:value="28.15">
            <text:p>$28.15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3]+1" office:value-type="currency" office:currency="USD" office:value="32">
            <text:p>$32.00</text:p>
          </table:table-cell>
          <table:table-cell table:formula="of:=[.D33]+0.55" office:value-type="currency" office:currency="USD" office:value="28.7">
            <text:p>$28.70</text:p>
          </table:table-cell>
          <table:table-cell office:value-type="currency" office:currency="USD" office:value="29.95">
            <text:p>$29.95</text:p>
          </table:table-cell>
          <table:table-cell table:formula="of:=MIN([.C34:.E34])" office:value-type="currency" office:currency="USD" office:value="28.7">
            <text:p>$28.70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4]+1" office:value-type="currency" office:currency="USD" office:value="33">
            <text:p>$33.00</text:p>
          </table:table-cell>
          <table:table-cell table:formula="of:=[.D34]+0.55" office:value-type="currency" office:currency="USD" office:value="29.25">
            <text:p>$29.25</text:p>
          </table:table-cell>
          <table:table-cell office:value-type="currency" office:currency="USD" office:value="29.95">
            <text:p>$29.95</text:p>
          </table:table-cell>
          <table:table-cell table:formula="of:=MIN([.C35:.E35])" office:value-type="currency" office:currency="USD" office:value="29.25">
            <text:p>$29.25</text:p>
          </table:table-cell>
          <table:table-cell office:value-type="string">
            <text:p>b</text:p>
          </table:table-cell>
          <table:table-cell office:value-type="string">
            <text:p><text:s/>&lt;=25 choose package b &gt;=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5]+1" office:value-type="currency" office:currency="USD" office:value="34">
            <text:p>$34.00</text:p>
          </table:table-cell>
          <table:table-cell table:formula="of:=[.D35]+0.7" office:value-type="currency" office:currency="USD" office:value="29.95">
            <text:p>$29.95</text:p>
          </table:table-cell>
          <table:table-cell office:value-type="currency" office:currency="USD" office:value="29.95">
            <text:p>$29.95</text:p>
          </table:table-cell>
          <table:table-cell table:formula="of:=MIN([.C36:.E36])" office:value-type="currency" office:currency="USD" office:value="29.95">
            <text:p>$29.95</text:p>
          </table:table-cell>
          <table:table-cell office:value-type="string">
            <text:p>b/c</text:p>
          </table:table-cell>
          <table:table-cell office:value-type="string">
            <text:p><text:s/>&gt;25 choose package 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6]+1" office:value-type="currency" office:currency="USD" office:value="35">
            <text:p>$35.00</text:p>
          </table:table-cell>
          <table:table-cell table:formula="of:=[.D36]+0.7" office:value-type="currency" office:currency="USD" office:value="30.65">
            <text:p>$30.65</text:p>
          </table:table-cell>
          <table:table-cell office:value-type="currency" office:currency="USD" office:value="29.95">
            <text:p>$29.95</text:p>
          </table:table-cell>
          <table:table-cell table:formula="of:=MIN([.C37:.E3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7]+1" office:value-type="currency" office:currency="USD" office:value="36">
            <text:p>$36.00</text:p>
          </table:table-cell>
          <table:table-cell table:formula="of:=[.D37]+0.7" office:value-type="currency" office:currency="USD" office:value="31.35">
            <text:p>$31.35</text:p>
          </table:table-cell>
          <table:table-cell office:value-type="currency" office:currency="USD" office:value="29.95">
            <text:p>$29.95</text:p>
          </table:table-cell>
          <table:table-cell table:formula="of:=MIN([.C38:.E3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8]+1" office:value-type="currency" office:currency="USD" office:value="37">
            <text:p>$37.00</text:p>
          </table:table-cell>
          <table:table-cell table:formula="of:=[.D38]+0.7" office:value-type="currency" office:currency="USD" office:value="32.05">
            <text:p>$32.05</text:p>
          </table:table-cell>
          <table:table-cell office:value-type="currency" office:currency="USD" office:value="29.95">
            <text:p>$29.95</text:p>
          </table:table-cell>
          <table:table-cell table:formula="of:=MIN([.C39:.E3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9]+1" office:value-type="currency" office:currency="USD" office:value="38">
            <text:p>$38.00</text:p>
          </table:table-cell>
          <table:table-cell table:formula="of:=[.D39]+0.7" office:value-type="currency" office:currency="USD" office:value="32.75">
            <text:p>$32.75</text:p>
          </table:table-cell>
          <table:table-cell office:value-type="currency" office:currency="USD" office:value="29.95">
            <text:p>$29.95</text:p>
          </table:table-cell>
          <table:table-cell table:formula="of:=MIN([.C40:.E4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0]+1" office:value-type="currency" office:currency="USD" office:value="39">
            <text:p>$39.00</text:p>
          </table:table-cell>
          <table:table-cell table:formula="of:=[.D40]+0.7" office:value-type="currency" office:currency="USD" office:value="33.45">
            <text:p>$33.45</text:p>
          </table:table-cell>
          <table:table-cell office:value-type="currency" office:currency="USD" office:value="29.95">
            <text:p>$29.95</text:p>
          </table:table-cell>
          <table:table-cell table:formula="of:=MIN([.C41:.E4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1]+1" office:value-type="currency" office:currency="USD" office:value="40">
            <text:p>$40.00</text:p>
          </table:table-cell>
          <table:table-cell table:formula="of:=[.D41]+0.7" office:value-type="currency" office:currency="USD" office:value="34.15">
            <text:p>$34.15</text:p>
          </table:table-cell>
          <table:table-cell office:value-type="currency" office:currency="USD" office:value="29.95">
            <text:p>$29.95</text:p>
          </table:table-cell>
          <table:table-cell table:formula="of:=MIN([.C42:.E4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2]+1" office:value-type="currency" office:currency="USD" office:value="41">
            <text:p>$41.00</text:p>
          </table:table-cell>
          <table:table-cell table:formula="of:=[.D42]+0.7" office:value-type="currency" office:currency="USD" office:value="34.85">
            <text:p>$34.85</text:p>
          </table:table-cell>
          <table:table-cell office:value-type="currency" office:currency="USD" office:value="29.95">
            <text:p>$29.95</text:p>
          </table:table-cell>
          <table:table-cell table:formula="of:=MIN([.C43:.E4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3]+1" office:value-type="currency" office:currency="USD" office:value="42">
            <text:p>$42.00</text:p>
          </table:table-cell>
          <table:table-cell table:formula="of:=[.D43]+0.7" office:value-type="currency" office:currency="USD" office:value="35.55">
            <text:p>$35.55</text:p>
          </table:table-cell>
          <table:table-cell office:value-type="currency" office:currency="USD" office:value="29.95">
            <text:p>$29.95</text:p>
          </table:table-cell>
          <table:table-cell table:formula="of:=MIN([.C44:.E4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4]+1" office:value-type="currency" office:currency="USD" office:value="43">
            <text:p>$43.00</text:p>
          </table:table-cell>
          <table:table-cell table:formula="of:=[.D44]+0.7" office:value-type="currency" office:currency="USD" office:value="36.25">
            <text:p>$36.25</text:p>
          </table:table-cell>
          <table:table-cell office:value-type="currency" office:currency="USD" office:value="29.95">
            <text:p>$29.95</text:p>
          </table:table-cell>
          <table:table-cell table:formula="of:=MIN([.C45:.E4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5]+1" office:value-type="currency" office:currency="USD" office:value="44">
            <text:p>$44.00</text:p>
          </table:table-cell>
          <table:table-cell table:formula="of:=[.D45]+0.7" office:value-type="currency" office:currency="USD" office:value="36.95">
            <text:p>$36.95</text:p>
          </table:table-cell>
          <table:table-cell office:value-type="currency" office:currency="USD" office:value="29.95">
            <text:p>$29.95</text:p>
          </table:table-cell>
          <table:table-cell table:formula="of:=MIN([.C46:.E4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6]+1" office:value-type="currency" office:currency="USD" office:value="45">
            <text:p>$45.00</text:p>
          </table:table-cell>
          <table:table-cell table:formula="of:=[.D46]+0.7" office:value-type="currency" office:currency="USD" office:value="37.65">
            <text:p>$37.65</text:p>
          </table:table-cell>
          <table:table-cell office:value-type="currency" office:currency="USD" office:value="29.95">
            <text:p>$29.95</text:p>
          </table:table-cell>
          <table:table-cell table:formula="of:=MIN([.C47:.E4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47]+1" office:value-type="currency" office:currency="USD" office:value="46">
            <text:p>$46.00</text:p>
          </table:table-cell>
          <table:table-cell table:formula="of:=[.D47]+0.7" office:value-type="currency" office:currency="USD" office:value="38.35">
            <text:p>$38.35</text:p>
          </table:table-cell>
          <table:table-cell office:value-type="currency" office:currency="USD" office:value="29.95">
            <text:p>$29.95</text:p>
          </table:table-cell>
          <table:table-cell table:formula="of:=MIN([.C48:.E4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8]+1" office:value-type="currency" office:currency="USD" office:value="47">
            <text:p>$47.00</text:p>
          </table:table-cell>
          <table:table-cell table:formula="of:=[.D48]+0.7" office:value-type="currency" office:currency="USD" office:value="39.05">
            <text:p>$39.05</text:p>
          </table:table-cell>
          <table:table-cell office:value-type="currency" office:currency="USD" office:value="29.95">
            <text:p>$29.95</text:p>
          </table:table-cell>
          <table:table-cell table:formula="of:=MIN([.C49:.E4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49]+1" office:value-type="currency" office:currency="USD" office:value="48">
            <text:p>$48.00</text:p>
          </table:table-cell>
          <table:table-cell table:formula="of:=[.D49]+0.7" office:value-type="currency" office:currency="USD" office:value="39.75">
            <text:p>$39.75</text:p>
          </table:table-cell>
          <table:table-cell office:value-type="currency" office:currency="USD" office:value="29.95">
            <text:p>$29.95</text:p>
          </table:table-cell>
          <table:table-cell table:formula="of:=MIN([.C50:.E5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0]+1" office:value-type="currency" office:currency="USD" office:value="49">
            <text:p>$49.00</text:p>
          </table:table-cell>
          <table:table-cell table:formula="of:=[.D50]+0.7" office:value-type="currency" office:currency="USD" office:value="40.45">
            <text:p>$40.45</text:p>
          </table:table-cell>
          <table:table-cell office:value-type="currency" office:currency="USD" office:value="29.95">
            <text:p>$29.95</text:p>
          </table:table-cell>
          <table:table-cell table:formula="of:=MIN([.C51:.E5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1]+1" office:value-type="currency" office:currency="USD" office:value="50">
            <text:p>$50.00</text:p>
          </table:table-cell>
          <table:table-cell table:formula="of:=[.D51]+0.7" office:value-type="currency" office:currency="USD" office:value="41.15">
            <text:p>$41.15</text:p>
          </table:table-cell>
          <table:table-cell office:value-type="currency" office:currency="USD" office:value="29.95">
            <text:p>$29.95</text:p>
          </table:table-cell>
          <table:table-cell table:formula="of:=MIN([.C52:.E5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2]+1" office:value-type="currency" office:currency="USD" office:value="51">
            <text:p>$51.00</text:p>
          </table:table-cell>
          <table:table-cell table:formula="of:=[.D52]+0.7" office:value-type="currency" office:currency="USD" office:value="41.85">
            <text:p>$41.85</text:p>
          </table:table-cell>
          <table:table-cell office:value-type="currency" office:currency="USD" office:value="29.95">
            <text:p>$29.95</text:p>
          </table:table-cell>
          <table:table-cell table:formula="of:=MIN([.C53:.E5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3]+1" office:value-type="currency" office:currency="USD" office:value="52">
            <text:p>$52.00</text:p>
          </table:table-cell>
          <table:table-cell table:formula="of:=[.D53]+0.7" office:value-type="currency" office:currency="USD" office:value="42.55">
            <text:p>$42.55</text:p>
          </table:table-cell>
          <table:table-cell office:value-type="currency" office:currency="USD" office:value="29.95">
            <text:p>$29.95</text:p>
          </table:table-cell>
          <table:table-cell table:formula="of:=MIN([.C54:.E5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4]+1" office:value-type="currency" office:currency="USD" office:value="53">
            <text:p>$53.00</text:p>
          </table:table-cell>
          <table:table-cell table:formula="of:=[.D54]+0.7" office:value-type="currency" office:currency="USD" office:value="43.25">
            <text:p>$43.25</text:p>
          </table:table-cell>
          <table:table-cell office:value-type="currency" office:currency="USD" office:value="29.95">
            <text:p>$29.95</text:p>
          </table:table-cell>
          <table:table-cell table:formula="of:=MIN([.C55:.E5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5]+1" office:value-type="currency" office:currency="USD" office:value="54">
            <text:p>$54.00</text:p>
          </table:table-cell>
          <table:table-cell table:formula="of:=[.D55]+0.7" office:value-type="currency" office:currency="USD" office:value="43.9500000000001">
            <text:p>$43.95</text:p>
          </table:table-cell>
          <table:table-cell office:value-type="currency" office:currency="USD" office:value="29.95">
            <text:p>$29.95</text:p>
          </table:table-cell>
          <table:table-cell table:formula="of:=MIN([.C56:.E5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56]+1" office:value-type="currency" office:currency="USD" office:value="55">
            <text:p>$55.00</text:p>
          </table:table-cell>
          <table:table-cell table:formula="of:=[.D56]+0.7" office:value-type="currency" office:currency="USD" office:value="44.6500000000001">
            <text:p>$44.65</text:p>
          </table:table-cell>
          <table:table-cell office:value-type="currency" office:currency="USD" office:value="29.95">
            <text:p>$29.95</text:p>
          </table:table-cell>
          <table:table-cell table:formula="of:=MIN([.C57:.E5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57]+1" office:value-type="currency" office:currency="USD" office:value="56">
            <text:p>$56.00</text:p>
          </table:table-cell>
          <table:table-cell table:formula="of:=[.D57]+0.7" office:value-type="currency" office:currency="USD" office:value="45.3500000000001">
            <text:p>$45.35</text:p>
          </table:table-cell>
          <table:table-cell office:value-type="currency" office:currency="USD" office:value="29.95">
            <text:p>$29.95</text:p>
          </table:table-cell>
          <table:table-cell table:formula="of:=MIN([.C58:.E5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8]+1" office:value-type="currency" office:currency="USD" office:value="57">
            <text:p>$57.00</text:p>
          </table:table-cell>
          <table:table-cell table:formula="of:=[.D58]+0.7" office:value-type="currency" office:currency="USD" office:value="46.0500000000001">
            <text:p>$46.05</text:p>
          </table:table-cell>
          <table:table-cell office:value-type="currency" office:currency="USD" office:value="29.95">
            <text:p>$29.95</text:p>
          </table:table-cell>
          <table:table-cell table:formula="of:=MIN([.C59:.E5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59]+1" office:value-type="currency" office:currency="USD" office:value="58">
            <text:p>$58.00</text:p>
          </table:table-cell>
          <table:table-cell table:formula="of:=[.D59]+0.7" office:value-type="currency" office:currency="USD" office:value="46.7500000000001">
            <text:p>$46.75</text:p>
          </table:table-cell>
          <table:table-cell office:value-type="currency" office:currency="USD" office:value="29.95">
            <text:p>$29.95</text:p>
          </table:table-cell>
          <table:table-cell table:formula="of:=MIN([.C60:.E6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60]+1" office:value-type="currency" office:currency="USD" office:value="59">
            <text:p>$59.00</text:p>
          </table:table-cell>
          <table:table-cell table:formula="of:=[.D60]+0.7" office:value-type="currency" office:currency="USD" office:value="47.4500000000001">
            <text:p>$47.45</text:p>
          </table:table-cell>
          <table:table-cell office:value-type="currency" office:currency="USD" office:value="29.95">
            <text:p>$29.95</text:p>
          </table:table-cell>
          <table:table-cell table:formula="of:=MIN([.C61:.E6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61]+1" office:value-type="currency" office:currency="USD" office:value="60">
            <text:p>$60.00</text:p>
          </table:table-cell>
          <table:table-cell table:formula="of:=[.D61]+0.7" office:value-type="currency" office:currency="USD" office:value="48.1500000000001">
            <text:p>$48.15</text:p>
          </table:table-cell>
          <table:table-cell office:value-type="currency" office:currency="USD" office:value="29.95">
            <text:p>$29.95</text:p>
          </table:table-cell>
          <table:table-cell table:formula="of:=MIN([.C62:.E6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62]+1" office:value-type="currency" office:currency="USD" office:value="61">
            <text:p>$61.00</text:p>
          </table:table-cell>
          <table:table-cell table:formula="of:=[.D62]+0.7" office:value-type="currency" office:currency="USD" office:value="48.8500000000001">
            <text:p>$48.85</text:p>
          </table:table-cell>
          <table:table-cell office:value-type="currency" office:currency="USD" office:value="29.95">
            <text:p>$29.95</text:p>
          </table:table-cell>
          <table:table-cell table:formula="of:=MIN([.C63:.E6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63]+1" office:value-type="currency" office:currency="USD" office:value="62">
            <text:p>$62.00</text:p>
          </table:table-cell>
          <table:table-cell table:formula="of:=[.D63]+0.7" office:value-type="currency" office:currency="USD" office:value="49.5500000000001">
            <text:p>$49.55</text:p>
          </table:table-cell>
          <table:table-cell office:value-type="currency" office:currency="USD" office:value="29.95">
            <text:p>$29.95</text:p>
          </table:table-cell>
          <table:table-cell table:formula="of:=MIN([.C64:.E6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64]+1" office:value-type="currency" office:currency="USD" office:value="63">
            <text:p>$63.00</text:p>
          </table:table-cell>
          <table:table-cell table:formula="of:=[.D64]+0.7" office:value-type="currency" office:currency="USD" office:value="50.2500000000001">
            <text:p>$50.25</text:p>
          </table:table-cell>
          <table:table-cell office:value-type="currency" office:currency="USD" office:value="29.95">
            <text:p>$29.95</text:p>
          </table:table-cell>
          <table:table-cell table:formula="of:=MIN([.C65:.E6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65]+1" office:value-type="currency" office:currency="USD" office:value="64">
            <text:p>$64.00</text:p>
          </table:table-cell>
          <table:table-cell table:formula="of:=[.D65]+0.7" office:value-type="currency" office:currency="USD" office:value="50.9500000000001">
            <text:p>$50.95</text:p>
          </table:table-cell>
          <table:table-cell office:value-type="currency" office:currency="USD" office:value="29.95">
            <text:p>$29.95</text:p>
          </table:table-cell>
          <table:table-cell table:formula="of:=MIN([.C66:.E6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66]+1" office:value-type="currency" office:currency="USD" office:value="65">
            <text:p>$65.00</text:p>
          </table:table-cell>
          <table:table-cell table:formula="of:=[.D66]+0.7" office:value-type="currency" office:currency="USD" office:value="51.6500000000001">
            <text:p>$51.65</text:p>
          </table:table-cell>
          <table:table-cell office:value-type="currency" office:currency="USD" office:value="29.95">
            <text:p>$29.95</text:p>
          </table:table-cell>
          <table:table-cell table:formula="of:=MIN([.C67:.E6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67]+1" office:value-type="currency" office:currency="USD" office:value="66">
            <text:p>$66.00</text:p>
          </table:table-cell>
          <table:table-cell table:formula="of:=[.D67]+0.7" office:value-type="currency" office:currency="USD" office:value="52.3500000000001">
            <text:p>$52.35</text:p>
          </table:table-cell>
          <table:table-cell office:value-type="currency" office:currency="USD" office:value="29.95">
            <text:p>$29.95</text:p>
          </table:table-cell>
          <table:table-cell table:formula="of:=MIN([.C68:.E6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68]+1" office:value-type="currency" office:currency="USD" office:value="67">
            <text:p>$67.00</text:p>
          </table:table-cell>
          <table:table-cell table:formula="of:=[.D68]+0.7" office:value-type="currency" office:currency="USD" office:value="53.0500000000001">
            <text:p>$53.05</text:p>
          </table:table-cell>
          <table:table-cell office:value-type="currency" office:currency="USD" office:value="29.95">
            <text:p>$29.95</text:p>
          </table:table-cell>
          <table:table-cell table:formula="of:=MIN([.C69:.E6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69]+1" office:value-type="currency" office:currency="USD" office:value="68">
            <text:p>$68.00</text:p>
          </table:table-cell>
          <table:table-cell table:formula="of:=[.D69]+0.7" office:value-type="currency" office:currency="USD" office:value="53.7500000000001">
            <text:p>$53.75</text:p>
          </table:table-cell>
          <table:table-cell office:value-type="currency" office:currency="USD" office:value="29.95">
            <text:p>$29.95</text:p>
          </table:table-cell>
          <table:table-cell table:formula="of:=MIN([.C70:.E7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70]+1" office:value-type="currency" office:currency="USD" office:value="69">
            <text:p>$69.00</text:p>
          </table:table-cell>
          <table:table-cell table:formula="of:=[.D70]+0.7" office:value-type="currency" office:currency="USD" office:value="54.4500000000001">
            <text:p>$54.45</text:p>
          </table:table-cell>
          <table:table-cell office:value-type="currency" office:currency="USD" office:value="29.95">
            <text:p>$29.95</text:p>
          </table:table-cell>
          <table:table-cell table:formula="of:=MIN([.C71:.E7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71]+1" office:value-type="currency" office:currency="USD" office:value="70">
            <text:p>$70.00</text:p>
          </table:table-cell>
          <table:table-cell table:formula="of:=[.D71]+0.7" office:value-type="currency" office:currency="USD" office:value="55.1500000000001">
            <text:p>$55.15</text:p>
          </table:table-cell>
          <table:table-cell office:value-type="currency" office:currency="USD" office:value="29.95">
            <text:p>$29.95</text:p>
          </table:table-cell>
          <table:table-cell table:formula="of:=MIN([.C72:.E7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72]+1" office:value-type="currency" office:currency="USD" office:value="71">
            <text:p>$71.00</text:p>
          </table:table-cell>
          <table:table-cell table:formula="of:=[.D72]+0.7" office:value-type="currency" office:currency="USD" office:value="55.8500000000001">
            <text:p>$55.85</text:p>
          </table:table-cell>
          <table:table-cell office:value-type="currency" office:currency="USD" office:value="29.95">
            <text:p>$29.95</text:p>
          </table:table-cell>
          <table:table-cell table:formula="of:=MIN([.C73:.E7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73]+1" office:value-type="currency" office:currency="USD" office:value="72">
            <text:p>$72.00</text:p>
          </table:table-cell>
          <table:table-cell table:formula="of:=[.D73]+0.7" office:value-type="currency" office:currency="USD" office:value="56.5500000000001">
            <text:p>$56.55</text:p>
          </table:table-cell>
          <table:table-cell office:value-type="currency" office:currency="USD" office:value="29.95">
            <text:p>$29.95</text:p>
          </table:table-cell>
          <table:table-cell table:formula="of:=MIN([.C74:.E7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74]+1" office:value-type="currency" office:currency="USD" office:value="73">
            <text:p>$73.00</text:p>
          </table:table-cell>
          <table:table-cell table:formula="of:=[.D74]+0.7" office:value-type="currency" office:currency="USD" office:value="57.2500000000001">
            <text:p>$57.25</text:p>
          </table:table-cell>
          <table:table-cell office:value-type="currency" office:currency="USD" office:value="29.95">
            <text:p>$29.95</text:p>
          </table:table-cell>
          <table:table-cell table:formula="of:=MIN([.C75:.E7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75]+1" office:value-type="currency" office:currency="USD" office:value="74">
            <text:p>$74.00</text:p>
          </table:table-cell>
          <table:table-cell table:formula="of:=[.D75]+0.7" office:value-type="currency" office:currency="USD" office:value="57.9500000000001">
            <text:p>$57.95</text:p>
          </table:table-cell>
          <table:table-cell office:value-type="currency" office:currency="USD" office:value="29.95">
            <text:p>$29.95</text:p>
          </table:table-cell>
          <table:table-cell table:formula="of:=MIN([.C76:.E7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76]+1" office:value-type="currency" office:currency="USD" office:value="75">
            <text:p>$75.00</text:p>
          </table:table-cell>
          <table:table-cell table:formula="of:=[.D76]+0.7" office:value-type="currency" office:currency="USD" office:value="58.6500000000001">
            <text:p>$58.65</text:p>
          </table:table-cell>
          <table:table-cell office:value-type="currency" office:currency="USD" office:value="29.95">
            <text:p>$29.95</text:p>
          </table:table-cell>
          <table:table-cell table:formula="of:=MIN([.C77:.E7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77]+1" office:value-type="currency" office:currency="USD" office:value="76">
            <text:p>$76.00</text:p>
          </table:table-cell>
          <table:table-cell table:formula="of:=[.D77]+0.7" office:value-type="currency" office:currency="USD" office:value="59.3500000000001">
            <text:p>$59.35</text:p>
          </table:table-cell>
          <table:table-cell office:value-type="currency" office:currency="USD" office:value="29.95">
            <text:p>$29.95</text:p>
          </table:table-cell>
          <table:table-cell table:formula="of:=MIN([.C78:.E7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78]+1" office:value-type="currency" office:currency="USD" office:value="77">
            <text:p>$77.00</text:p>
          </table:table-cell>
          <table:table-cell table:formula="of:=[.D78]+0.7" office:value-type="currency" office:currency="USD" office:value="60.0500000000001">
            <text:p>$60.05</text:p>
          </table:table-cell>
          <table:table-cell office:value-type="currency" office:currency="USD" office:value="29.95">
            <text:p>$29.95</text:p>
          </table:table-cell>
          <table:table-cell table:formula="of:=MIN([.C79:.E7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79]+1" office:value-type="currency" office:currency="USD" office:value="78">
            <text:p>$78.00</text:p>
          </table:table-cell>
          <table:table-cell table:formula="of:=[.D79]+0.7" office:value-type="currency" office:currency="USD" office:value="60.7500000000001">
            <text:p>$60.75</text:p>
          </table:table-cell>
          <table:table-cell office:value-type="currency" office:currency="USD" office:value="29.95">
            <text:p>$29.95</text:p>
          </table:table-cell>
          <table:table-cell table:formula="of:=MIN([.C80:.E8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80]+1" office:value-type="currency" office:currency="USD" office:value="79">
            <text:p>$79.00</text:p>
          </table:table-cell>
          <table:table-cell table:formula="of:=[.D80]+0.7" office:value-type="currency" office:currency="USD" office:value="61.4500000000001">
            <text:p>$61.45</text:p>
          </table:table-cell>
          <table:table-cell office:value-type="currency" office:currency="USD" office:value="29.95">
            <text:p>$29.95</text:p>
          </table:table-cell>
          <table:table-cell table:formula="of:=MIN([.C81:.E8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81]+1" office:value-type="currency" office:currency="USD" office:value="80">
            <text:p>$80.00</text:p>
          </table:table-cell>
          <table:table-cell table:formula="of:=[.D81]+0.7" office:value-type="currency" office:currency="USD" office:value="62.1500000000001">
            <text:p>$62.15</text:p>
          </table:table-cell>
          <table:table-cell office:value-type="currency" office:currency="USD" office:value="29.95">
            <text:p>$29.95</text:p>
          </table:table-cell>
          <table:table-cell table:formula="of:=MIN([.C82:.E8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82]+1" office:value-type="currency" office:currency="USD" office:value="81">
            <text:p>$81.00</text:p>
          </table:table-cell>
          <table:table-cell table:formula="of:=[.D82]+0.7" office:value-type="currency" office:currency="USD" office:value="62.8500000000001">
            <text:p>$62.85</text:p>
          </table:table-cell>
          <table:table-cell office:value-type="currency" office:currency="USD" office:value="29.95">
            <text:p>$29.95</text:p>
          </table:table-cell>
          <table:table-cell table:formula="of:=MIN([.C83:.E8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83]+1" office:value-type="currency" office:currency="USD" office:value="82">
            <text:p>$82.00</text:p>
          </table:table-cell>
          <table:table-cell table:formula="of:=[.D83]+0.7" office:value-type="currency" office:currency="USD" office:value="63.5500000000001">
            <text:p>$63.55</text:p>
          </table:table-cell>
          <table:table-cell office:value-type="currency" office:currency="USD" office:value="29.95">
            <text:p>$29.95</text:p>
          </table:table-cell>
          <table:table-cell table:formula="of:=MIN([.C84:.E8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84]+1" office:value-type="currency" office:currency="USD" office:value="83">
            <text:p>$83.00</text:p>
          </table:table-cell>
          <table:table-cell table:formula="of:=[.D84]+0.7" office:value-type="currency" office:currency="USD" office:value="64.2500000000001">
            <text:p>$64.25</text:p>
          </table:table-cell>
          <table:table-cell office:value-type="currency" office:currency="USD" office:value="29.95">
            <text:p>$29.95</text:p>
          </table:table-cell>
          <table:table-cell table:formula="of:=MIN([.C85:.E8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85]+1" office:value-type="currency" office:currency="USD" office:value="84">
            <text:p>$84.00</text:p>
          </table:table-cell>
          <table:table-cell table:formula="of:=[.D85]+0.7" office:value-type="currency" office:currency="USD" office:value="64.9500000000001">
            <text:p>$64.95</text:p>
          </table:table-cell>
          <table:table-cell office:value-type="currency" office:currency="USD" office:value="29.95">
            <text:p>$29.95</text:p>
          </table:table-cell>
          <table:table-cell table:formula="of:=MIN([.C86:.E8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86]+1" office:value-type="currency" office:currency="USD" office:value="85">
            <text:p>$85.00</text:p>
          </table:table-cell>
          <table:table-cell table:formula="of:=[.D86]+0.7" office:value-type="currency" office:currency="USD" office:value="65.6500000000001">
            <text:p>$65.65</text:p>
          </table:table-cell>
          <table:table-cell office:value-type="currency" office:currency="USD" office:value="29.95">
            <text:p>$29.95</text:p>
          </table:table-cell>
          <table:table-cell table:formula="of:=MIN([.C87:.E8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87]+1" office:value-type="currency" office:currency="USD" office:value="86">
            <text:p>$86.00</text:p>
          </table:table-cell>
          <table:table-cell table:formula="of:=[.D87]+0.7" office:value-type="currency" office:currency="USD" office:value="66.3500000000001">
            <text:p>$66.35</text:p>
          </table:table-cell>
          <table:table-cell office:value-type="currency" office:currency="USD" office:value="29.95">
            <text:p>$29.95</text:p>
          </table:table-cell>
          <table:table-cell table:formula="of:=MIN([.C88:.E8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88]+1" office:value-type="currency" office:currency="USD" office:value="87">
            <text:p>$87.00</text:p>
          </table:table-cell>
          <table:table-cell table:formula="of:=[.D88]+0.7" office:value-type="currency" office:currency="USD" office:value="67.0500000000001">
            <text:p>$67.05</text:p>
          </table:table-cell>
          <table:table-cell office:value-type="currency" office:currency="USD" office:value="29.95">
            <text:p>$29.95</text:p>
          </table:table-cell>
          <table:table-cell table:formula="of:=MIN([.C89:.E8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89]+1" office:value-type="currency" office:currency="USD" office:value="88">
            <text:p>$88.00</text:p>
          </table:table-cell>
          <table:table-cell table:formula="of:=[.D89]+0.7" office:value-type="currency" office:currency="USD" office:value="67.7500000000001">
            <text:p>$67.75</text:p>
          </table:table-cell>
          <table:table-cell office:value-type="currency" office:currency="USD" office:value="29.95">
            <text:p>$29.95</text:p>
          </table:table-cell>
          <table:table-cell table:formula="of:=MIN([.C90:.E9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90]+1" office:value-type="currency" office:currency="USD" office:value="89">
            <text:p>$89.00</text:p>
          </table:table-cell>
          <table:table-cell table:formula="of:=[.D90]+0.7" office:value-type="currency" office:currency="USD" office:value="68.4500000000002">
            <text:p>$68.45</text:p>
          </table:table-cell>
          <table:table-cell office:value-type="currency" office:currency="USD" office:value="29.95">
            <text:p>$29.95</text:p>
          </table:table-cell>
          <table:table-cell table:formula="of:=MIN([.C91:.E9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91]+1" office:value-type="currency" office:currency="USD" office:value="90">
            <text:p>$90.00</text:p>
          </table:table-cell>
          <table:table-cell table:formula="of:=[.D91]+0.7" office:value-type="currency" office:currency="USD" office:value="69.1500000000002">
            <text:p>$69.15</text:p>
          </table:table-cell>
          <table:table-cell office:value-type="currency" office:currency="USD" office:value="29.95">
            <text:p>$29.95</text:p>
          </table:table-cell>
          <table:table-cell table:formula="of:=MIN([.C92:.E9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92]+1" office:value-type="currency" office:currency="USD" office:value="91">
            <text:p>$91.00</text:p>
          </table:table-cell>
          <table:table-cell table:formula="of:=[.D92]+0.7" office:value-type="currency" office:currency="USD" office:value="69.8500000000002">
            <text:p>$69.85</text:p>
          </table:table-cell>
          <table:table-cell office:value-type="currency" office:currency="USD" office:value="29.95">
            <text:p>$29.95</text:p>
          </table:table-cell>
          <table:table-cell table:formula="of:=MIN([.C93:.E9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93]+1" office:value-type="currency" office:currency="USD" office:value="92">
            <text:p>$92.00</text:p>
          </table:table-cell>
          <table:table-cell table:formula="of:=[.D93]+0.7" office:value-type="currency" office:currency="USD" office:value="70.5500000000002">
            <text:p>$70.55</text:p>
          </table:table-cell>
          <table:table-cell office:value-type="currency" office:currency="USD" office:value="29.95">
            <text:p>$29.95</text:p>
          </table:table-cell>
          <table:table-cell table:formula="of:=MIN([.C94:.E9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94]+1" office:value-type="currency" office:currency="USD" office:value="93">
            <text:p>$93.00</text:p>
          </table:table-cell>
          <table:table-cell table:formula="of:=[.D94]+0.7" office:value-type="currency" office:currency="USD" office:value="71.2500000000002">
            <text:p>$71.25</text:p>
          </table:table-cell>
          <table:table-cell office:value-type="currency" office:currency="USD" office:value="29.95">
            <text:p>$29.95</text:p>
          </table:table-cell>
          <table:table-cell table:formula="of:=MIN([.C95:.E9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C95]+1" office:value-type="currency" office:currency="USD" office:value="94">
            <text:p>$94.00</text:p>
          </table:table-cell>
          <table:table-cell table:formula="of:=[.D95]+0.7" office:value-type="currency" office:currency="USD" office:value="71.9500000000002">
            <text:p>$71.95</text:p>
          </table:table-cell>
          <table:table-cell office:value-type="currency" office:currency="USD" office:value="29.95">
            <text:p>$29.95</text:p>
          </table:table-cell>
          <table:table-cell table:formula="of:=MIN([.C96:.E9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C96]+1" office:value-type="currency" office:currency="USD" office:value="95">
            <text:p>$95.00</text:p>
          </table:table-cell>
          <table:table-cell table:formula="of:=[.D96]+0.7" office:value-type="currency" office:currency="USD" office:value="72.6500000000002">
            <text:p>$72.65</text:p>
          </table:table-cell>
          <table:table-cell office:value-type="currency" office:currency="USD" office:value="29.95">
            <text:p>$29.95</text:p>
          </table:table-cell>
          <table:table-cell table:formula="of:=MIN([.C97:.E9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C97]+1" office:value-type="currency" office:currency="USD" office:value="96">
            <text:p>$96.00</text:p>
          </table:table-cell>
          <table:table-cell table:formula="of:=[.D97]+0.7" office:value-type="currency" office:currency="USD" office:value="73.3500000000002">
            <text:p>$73.35</text:p>
          </table:table-cell>
          <table:table-cell office:value-type="currency" office:currency="USD" office:value="29.95">
            <text:p>$29.95</text:p>
          </table:table-cell>
          <table:table-cell table:formula="of:=MIN([.C98:.E9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C98]+1" office:value-type="currency" office:currency="USD" office:value="97">
            <text:p>$97.00</text:p>
          </table:table-cell>
          <table:table-cell table:formula="of:=[.D98]+0.7" office:value-type="currency" office:currency="USD" office:value="74.0500000000002">
            <text:p>$74.05</text:p>
          </table:table-cell>
          <table:table-cell office:value-type="currency" office:currency="USD" office:value="29.95">
            <text:p>$29.95</text:p>
          </table:table-cell>
          <table:table-cell table:formula="of:=MIN([.C99:.E9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C99]+1" office:value-type="currency" office:currency="USD" office:value="98">
            <text:p>$98.00</text:p>
          </table:table-cell>
          <table:table-cell table:formula="of:=[.D99]+0.7" office:value-type="currency" office:currency="USD" office:value="74.7500000000002">
            <text:p>$74.75</text:p>
          </table:table-cell>
          <table:table-cell office:value-type="currency" office:currency="USD" office:value="29.95">
            <text:p>$29.95</text:p>
          </table:table-cell>
          <table:table-cell table:formula="of:=MIN([.C100:.E10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C100]+1" office:value-type="currency" office:currency="USD" office:value="99">
            <text:p>$99.00</text:p>
          </table:table-cell>
          <table:table-cell table:formula="of:=[.D100]+0.7" office:value-type="currency" office:currency="USD" office:value="75.4500000000002">
            <text:p>$75.45</text:p>
          </table:table-cell>
          <table:table-cell office:value-type="currency" office:currency="USD" office:value="29.95">
            <text:p>$29.95</text:p>
          </table:table-cell>
          <table:table-cell table:formula="of:=MIN([.C101:.E10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C101]+1" office:value-type="currency" office:currency="USD" office:value="100">
            <text:p>$100.00</text:p>
          </table:table-cell>
          <table:table-cell table:formula="of:=[.D101]+0.7" office:value-type="currency" office:currency="USD" office:value="76.1500000000002">
            <text:p>$76.15</text:p>
          </table:table-cell>
          <table:table-cell office:value-type="currency" office:currency="USD" office:value="29.95">
            <text:p>$29.95</text:p>
          </table:table-cell>
          <table:table-cell table:formula="of:=MIN([.C102:.E10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C102]+1" office:value-type="currency" office:currency="USD" office:value="101">
            <text:p>$101.00</text:p>
          </table:table-cell>
          <table:table-cell table:formula="of:=[.D102]+0.7" office:value-type="currency" office:currency="USD" office:value="76.8500000000002">
            <text:p>$76.85</text:p>
          </table:table-cell>
          <table:table-cell office:value-type="currency" office:currency="USD" office:value="29.95">
            <text:p>$29.95</text:p>
          </table:table-cell>
          <table:table-cell table:formula="of:=MIN([.C103:.E10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C103]+1" office:value-type="currency" office:currency="USD" office:value="102">
            <text:p>$102.00</text:p>
          </table:table-cell>
          <table:table-cell table:formula="of:=[.D103]+0.7" office:value-type="currency" office:currency="USD" office:value="77.5500000000002">
            <text:p>$77.55</text:p>
          </table:table-cell>
          <table:table-cell office:value-type="currency" office:currency="USD" office:value="29.95">
            <text:p>$29.95</text:p>
          </table:table-cell>
          <table:table-cell table:formula="of:=MIN([.C104:.E10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C104]+1" office:value-type="currency" office:currency="USD" office:value="103">
            <text:p>$103.00</text:p>
          </table:table-cell>
          <table:table-cell table:formula="of:=[.D104]+0.7" office:value-type="currency" office:currency="USD" office:value="78.2500000000002">
            <text:p>$78.25</text:p>
          </table:table-cell>
          <table:table-cell office:value-type="currency" office:currency="USD" office:value="29.95">
            <text:p>$29.95</text:p>
          </table:table-cell>
          <table:table-cell table:formula="of:=MIN([.C105:.E10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105]+1" office:value-type="currency" office:currency="USD" office:value="104">
            <text:p>$104.00</text:p>
          </table:table-cell>
          <table:table-cell table:formula="of:=[.D105]+0.7" office:value-type="currency" office:currency="USD" office:value="78.9500000000002">
            <text:p>$78.95</text:p>
          </table:table-cell>
          <table:table-cell office:value-type="currency" office:currency="USD" office:value="29.95">
            <text:p>$29.95</text:p>
          </table:table-cell>
          <table:table-cell table:formula="of:=MIN([.C106:.E10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C106]+1" office:value-type="currency" office:currency="USD" office:value="105">
            <text:p>$105.00</text:p>
          </table:table-cell>
          <table:table-cell table:formula="of:=[.D106]+0.7" office:value-type="currency" office:currency="USD" office:value="79.6500000000002">
            <text:p>$79.65</text:p>
          </table:table-cell>
          <table:table-cell office:value-type="currency" office:currency="USD" office:value="29.95">
            <text:p>$29.95</text:p>
          </table:table-cell>
          <table:table-cell table:formula="of:=MIN([.C107:.E10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C107]+1" office:value-type="currency" office:currency="USD" office:value="106">
            <text:p>$106.00</text:p>
          </table:table-cell>
          <table:table-cell table:formula="of:=[.D107]+0.7" office:value-type="currency" office:currency="USD" office:value="80.3500000000002">
            <text:p>$80.35</text:p>
          </table:table-cell>
          <table:table-cell office:value-type="currency" office:currency="USD" office:value="29.95">
            <text:p>$29.95</text:p>
          </table:table-cell>
          <table:table-cell table:formula="of:=MIN([.C108:.E10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C108]+1" office:value-type="currency" office:currency="USD" office:value="107">
            <text:p>$107.00</text:p>
          </table:table-cell>
          <table:table-cell table:formula="of:=[.D108]+0.7" office:value-type="currency" office:currency="USD" office:value="81.0500000000002">
            <text:p>$81.05</text:p>
          </table:table-cell>
          <table:table-cell office:value-type="currency" office:currency="USD" office:value="29.95">
            <text:p>$29.95</text:p>
          </table:table-cell>
          <table:table-cell table:formula="of:=MIN([.C109:.E10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109]+1" office:value-type="currency" office:currency="USD" office:value="108">
            <text:p>$108.00</text:p>
          </table:table-cell>
          <table:table-cell table:formula="of:=[.D109]+0.7" office:value-type="currency" office:currency="USD" office:value="81.7500000000002">
            <text:p>$81.75</text:p>
          </table:table-cell>
          <table:table-cell office:value-type="currency" office:currency="USD" office:value="29.95">
            <text:p>$29.95</text:p>
          </table:table-cell>
          <table:table-cell table:formula="of:=MIN([.C110:.E11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C110]+1" office:value-type="currency" office:currency="USD" office:value="109">
            <text:p>$109.00</text:p>
          </table:table-cell>
          <table:table-cell table:formula="of:=[.D110]+0.7" office:value-type="currency" office:currency="USD" office:value="82.4500000000002">
            <text:p>$82.45</text:p>
          </table:table-cell>
          <table:table-cell office:value-type="currency" office:currency="USD" office:value="29.95">
            <text:p>$29.95</text:p>
          </table:table-cell>
          <table:table-cell table:formula="of:=MIN([.C111:.E11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C111]+1" office:value-type="currency" office:currency="USD" office:value="110">
            <text:p>$110.00</text:p>
          </table:table-cell>
          <table:table-cell table:formula="of:=[.D111]+0.7" office:value-type="currency" office:currency="USD" office:value="83.1500000000002">
            <text:p>$83.15</text:p>
          </table:table-cell>
          <table:table-cell office:value-type="currency" office:currency="USD" office:value="29.95">
            <text:p>$29.95</text:p>
          </table:table-cell>
          <table:table-cell table:formula="of:=MIN([.C112:.E11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C112]+1" office:value-type="currency" office:currency="USD" office:value="111">
            <text:p>$111.00</text:p>
          </table:table-cell>
          <table:table-cell table:formula="of:=[.D112]+0.7" office:value-type="currency" office:currency="USD" office:value="83.8500000000002">
            <text:p>$83.85</text:p>
          </table:table-cell>
          <table:table-cell office:value-type="currency" office:currency="USD" office:value="29.95">
            <text:p>$29.95</text:p>
          </table:table-cell>
          <table:table-cell table:formula="of:=MIN([.C113:.E11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C113]+1" office:value-type="currency" office:currency="USD" office:value="112">
            <text:p>$112.00</text:p>
          </table:table-cell>
          <table:table-cell table:formula="of:=[.D113]+0.7" office:value-type="currency" office:currency="USD" office:value="84.5500000000002">
            <text:p>$84.55</text:p>
          </table:table-cell>
          <table:table-cell office:value-type="currency" office:currency="USD" office:value="29.95">
            <text:p>$29.95</text:p>
          </table:table-cell>
          <table:table-cell table:formula="of:=MIN([.C114:.E11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C114]+1" office:value-type="currency" office:currency="USD" office:value="113">
            <text:p>$113.00</text:p>
          </table:table-cell>
          <table:table-cell table:formula="of:=[.D114]+0.7" office:value-type="currency" office:currency="USD" office:value="85.2500000000002">
            <text:p>$85.25</text:p>
          </table:table-cell>
          <table:table-cell office:value-type="currency" office:currency="USD" office:value="29.95">
            <text:p>$29.95</text:p>
          </table:table-cell>
          <table:table-cell table:formula="of:=MIN([.C115:.E11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C115]+1" office:value-type="currency" office:currency="USD" office:value="114">
            <text:p>$114.00</text:p>
          </table:table-cell>
          <table:table-cell table:formula="of:=[.D115]+0.7" office:value-type="currency" office:currency="USD" office:value="85.9500000000002">
            <text:p>$85.95</text:p>
          </table:table-cell>
          <table:table-cell office:value-type="currency" office:currency="USD" office:value="29.95">
            <text:p>$29.95</text:p>
          </table:table-cell>
          <table:table-cell table:formula="of:=MIN([.C116:.E11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C116]+1" office:value-type="currency" office:currency="USD" office:value="115">
            <text:p>$115.00</text:p>
          </table:table-cell>
          <table:table-cell table:formula="of:=[.D116]+0.7" office:value-type="currency" office:currency="USD" office:value="86.6500000000002">
            <text:p>$86.65</text:p>
          </table:table-cell>
          <table:table-cell office:value-type="currency" office:currency="USD" office:value="29.95">
            <text:p>$29.95</text:p>
          </table:table-cell>
          <table:table-cell table:formula="of:=MIN([.C117:.E11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C117]+1" office:value-type="currency" office:currency="USD" office:value="116">
            <text:p>$116.00</text:p>
          </table:table-cell>
          <table:table-cell table:formula="of:=[.D117]+0.7" office:value-type="currency" office:currency="USD" office:value="87.3500000000002">
            <text:p>$87.35</text:p>
          </table:table-cell>
          <table:table-cell office:value-type="currency" office:currency="USD" office:value="29.95">
            <text:p>$29.95</text:p>
          </table:table-cell>
          <table:table-cell table:formula="of:=MIN([.C118:.E11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C118]+1" office:value-type="currency" office:currency="USD" office:value="117">
            <text:p>$117.00</text:p>
          </table:table-cell>
          <table:table-cell table:formula="of:=[.D118]+0.7" office:value-type="currency" office:currency="USD" office:value="88.0500000000002">
            <text:p>$88.05</text:p>
          </table:table-cell>
          <table:table-cell office:value-type="currency" office:currency="USD" office:value="29.95">
            <text:p>$29.95</text:p>
          </table:table-cell>
          <table:table-cell table:formula="of:=MIN([.C119:.E11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C119]+1" office:value-type="currency" office:currency="USD" office:value="118">
            <text:p>$118.00</text:p>
          </table:table-cell>
          <table:table-cell table:formula="of:=[.D119]+0.7" office:value-type="currency" office:currency="USD" office:value="88.7500000000002">
            <text:p>$88.75</text:p>
          </table:table-cell>
          <table:table-cell office:value-type="currency" office:currency="USD" office:value="29.95">
            <text:p>$29.95</text:p>
          </table:table-cell>
          <table:table-cell table:formula="of:=MIN([.C120:.E12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C120]+1" office:value-type="currency" office:currency="USD" office:value="119">
            <text:p>$119.00</text:p>
          </table:table-cell>
          <table:table-cell table:formula="of:=[.D120]+0.7" office:value-type="currency" office:currency="USD" office:value="89.4500000000002">
            <text:p>$89.45</text:p>
          </table:table-cell>
          <table:table-cell office:value-type="currency" office:currency="USD" office:value="29.95">
            <text:p>$29.95</text:p>
          </table:table-cell>
          <table:table-cell table:formula="of:=MIN([.C121:.E12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C121]+1" office:value-type="currency" office:currency="USD" office:value="120">
            <text:p>$120.00</text:p>
          </table:table-cell>
          <table:table-cell table:formula="of:=[.D121]+0.7" office:value-type="currency" office:currency="USD" office:value="90.1500000000002">
            <text:p>$90.15</text:p>
          </table:table-cell>
          <table:table-cell office:value-type="currency" office:currency="USD" office:value="29.95">
            <text:p>$29.95</text:p>
          </table:table-cell>
          <table:table-cell table:formula="of:=MIN([.C122:.E12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C122]+1" office:value-type="currency" office:currency="USD" office:value="121">
            <text:p>$121.00</text:p>
          </table:table-cell>
          <table:table-cell table:formula="of:=[.D122]+0.7" office:value-type="currency" office:currency="USD" office:value="90.8500000000002">
            <text:p>$90.85</text:p>
          </table:table-cell>
          <table:table-cell office:value-type="currency" office:currency="USD" office:value="29.95">
            <text:p>$29.95</text:p>
          </table:table-cell>
          <table:table-cell table:formula="of:=MIN([.C123:.E12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C123]+1" office:value-type="currency" office:currency="USD" office:value="122">
            <text:p>$122.00</text:p>
          </table:table-cell>
          <table:table-cell table:formula="of:=[.D123]+0.7" office:value-type="currency" office:currency="USD" office:value="91.5500000000002">
            <text:p>$91.55</text:p>
          </table:table-cell>
          <table:table-cell office:value-type="currency" office:currency="USD" office:value="29.95">
            <text:p>$29.95</text:p>
          </table:table-cell>
          <table:table-cell table:formula="of:=MIN([.C124:.E12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C124]+1" office:value-type="currency" office:currency="USD" office:value="123">
            <text:p>$123.00</text:p>
          </table:table-cell>
          <table:table-cell table:formula="of:=[.D124]+0.7" office:value-type="currency" office:currency="USD" office:value="92.2500000000002">
            <text:p>$92.25</text:p>
          </table:table-cell>
          <table:table-cell office:value-type="currency" office:currency="USD" office:value="29.95">
            <text:p>$29.95</text:p>
          </table:table-cell>
          <table:table-cell table:formula="of:=MIN([.C125:.E12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C125]+1" office:value-type="currency" office:currency="USD" office:value="124">
            <text:p>$124.00</text:p>
          </table:table-cell>
          <table:table-cell table:formula="of:=[.D125]+0.7" office:value-type="currency" office:currency="USD" office:value="92.9500000000003">
            <text:p>$92.95</text:p>
          </table:table-cell>
          <table:table-cell office:value-type="currency" office:currency="USD" office:value="29.95">
            <text:p>$29.95</text:p>
          </table:table-cell>
          <table:table-cell table:formula="of:=MIN([.C126:.E12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C126]+1" office:value-type="currency" office:currency="USD" office:value="125">
            <text:p>$125.00</text:p>
          </table:table-cell>
          <table:table-cell table:formula="of:=[.D126]+0.7" office:value-type="currency" office:currency="USD" office:value="93.6500000000003">
            <text:p>$93.65</text:p>
          </table:table-cell>
          <table:table-cell office:value-type="currency" office:currency="USD" office:value="29.95">
            <text:p>$29.95</text:p>
          </table:table-cell>
          <table:table-cell table:formula="of:=MIN([.C127:.E12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C127]+1" office:value-type="currency" office:currency="USD" office:value="126">
            <text:p>$126.00</text:p>
          </table:table-cell>
          <table:table-cell table:formula="of:=[.D127]+0.7" office:value-type="currency" office:currency="USD" office:value="94.3500000000003">
            <text:p>$94.35</text:p>
          </table:table-cell>
          <table:table-cell office:value-type="currency" office:currency="USD" office:value="29.95">
            <text:p>$29.95</text:p>
          </table:table-cell>
          <table:table-cell table:formula="of:=MIN([.C128:.E12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C128]+1" office:value-type="currency" office:currency="USD" office:value="127">
            <text:p>$127.00</text:p>
          </table:table-cell>
          <table:table-cell table:formula="of:=[.D128]+0.7" office:value-type="currency" office:currency="USD" office:value="95.0500000000003">
            <text:p>$95.05</text:p>
          </table:table-cell>
          <table:table-cell office:value-type="currency" office:currency="USD" office:value="29.95">
            <text:p>$29.95</text:p>
          </table:table-cell>
          <table:table-cell table:formula="of:=MIN([.C129:.E12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C129]+1" office:value-type="currency" office:currency="USD" office:value="128">
            <text:p>$128.00</text:p>
          </table:table-cell>
          <table:table-cell table:formula="of:=[.D129]+0.7" office:value-type="currency" office:currency="USD" office:value="95.7500000000003">
            <text:p>$95.75</text:p>
          </table:table-cell>
          <table:table-cell office:value-type="currency" office:currency="USD" office:value="29.95">
            <text:p>$29.95</text:p>
          </table:table-cell>
          <table:table-cell table:formula="of:=MIN([.C130:.E13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C130]+1" office:value-type="currency" office:currency="USD" office:value="129">
            <text:p>$129.00</text:p>
          </table:table-cell>
          <table:table-cell table:formula="of:=[.D130]+0.7" office:value-type="currency" office:currency="USD" office:value="96.4500000000003">
            <text:p>$96.45</text:p>
          </table:table-cell>
          <table:table-cell office:value-type="currency" office:currency="USD" office:value="29.95">
            <text:p>$29.95</text:p>
          </table:table-cell>
          <table:table-cell table:formula="of:=MIN([.C131:.E13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C131]+1" office:value-type="currency" office:currency="USD" office:value="130">
            <text:p>$130.00</text:p>
          </table:table-cell>
          <table:table-cell table:formula="of:=[.D131]+0.7" office:value-type="currency" office:currency="USD" office:value="97.1500000000003">
            <text:p>$97.15</text:p>
          </table:table-cell>
          <table:table-cell office:value-type="currency" office:currency="USD" office:value="29.95">
            <text:p>$29.95</text:p>
          </table:table-cell>
          <table:table-cell table:formula="of:=MIN([.C132:.E13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C132]+1" office:value-type="currency" office:currency="USD" office:value="131">
            <text:p>$131.00</text:p>
          </table:table-cell>
          <table:table-cell table:formula="of:=[.D132]+0.7" office:value-type="currency" office:currency="USD" office:value="97.8500000000003">
            <text:p>$97.85</text:p>
          </table:table-cell>
          <table:table-cell office:value-type="currency" office:currency="USD" office:value="29.95">
            <text:p>$29.95</text:p>
          </table:table-cell>
          <table:table-cell table:formula="of:=MIN([.C133:.E13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C133]+1" office:value-type="currency" office:currency="USD" office:value="132">
            <text:p>$132.00</text:p>
          </table:table-cell>
          <table:table-cell table:formula="of:=[.D133]+0.7" office:value-type="currency" office:currency="USD" office:value="98.5500000000003">
            <text:p>$98.55</text:p>
          </table:table-cell>
          <table:table-cell office:value-type="currency" office:currency="USD" office:value="29.95">
            <text:p>$29.95</text:p>
          </table:table-cell>
          <table:table-cell table:formula="of:=MIN([.C134:.E13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134]+1" office:value-type="currency" office:currency="USD" office:value="133">
            <text:p>$133.00</text:p>
          </table:table-cell>
          <table:table-cell table:formula="of:=[.D134]+0.7" office:value-type="currency" office:currency="USD" office:value="99.2500000000003">
            <text:p>$99.25</text:p>
          </table:table-cell>
          <table:table-cell office:value-type="currency" office:currency="USD" office:value="29.95">
            <text:p>$29.95</text:p>
          </table:table-cell>
          <table:table-cell table:formula="of:=MIN([.C135:.E13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C135]+1" office:value-type="currency" office:currency="USD" office:value="134">
            <text:p>$134.00</text:p>
          </table:table-cell>
          <table:table-cell table:formula="of:=[.D135]+0.7" office:value-type="currency" office:currency="USD" office:value="99.9500000000003">
            <text:p>$99.95</text:p>
          </table:table-cell>
          <table:table-cell office:value-type="currency" office:currency="USD" office:value="29.95">
            <text:p>$29.95</text:p>
          </table:table-cell>
          <table:table-cell table:formula="of:=MIN([.C136:.E13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C136]+1" office:value-type="currency" office:currency="USD" office:value="135">
            <text:p>$135.00</text:p>
          </table:table-cell>
          <table:table-cell table:formula="of:=[.D136]+0.7" office:value-type="currency" office:currency="USD" office:value="100.65">
            <text:p>$100.65</text:p>
          </table:table-cell>
          <table:table-cell office:value-type="currency" office:currency="USD" office:value="29.95">
            <text:p>$29.95</text:p>
          </table:table-cell>
          <table:table-cell table:formula="of:=MIN([.C137:.E13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137]+1" office:value-type="currency" office:currency="USD" office:value="136">
            <text:p>$136.00</text:p>
          </table:table-cell>
          <table:table-cell table:formula="of:=[.D137]+0.7" office:value-type="currency" office:currency="USD" office:value="101.35">
            <text:p>$101.35</text:p>
          </table:table-cell>
          <table:table-cell office:value-type="currency" office:currency="USD" office:value="29.95">
            <text:p>$29.95</text:p>
          </table:table-cell>
          <table:table-cell table:formula="of:=MIN([.C138:.E13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C138]+1" office:value-type="currency" office:currency="USD" office:value="137">
            <text:p>$137.00</text:p>
          </table:table-cell>
          <table:table-cell table:formula="of:=[.D138]+0.7" office:value-type="currency" office:currency="USD" office:value="102.05">
            <text:p>$102.05</text:p>
          </table:table-cell>
          <table:table-cell office:value-type="currency" office:currency="USD" office:value="29.95">
            <text:p>$29.95</text:p>
          </table:table-cell>
          <table:table-cell table:formula="of:=MIN([.C139:.E13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C139]+1" office:value-type="currency" office:currency="USD" office:value="138">
            <text:p>$138.00</text:p>
          </table:table-cell>
          <table:table-cell table:formula="of:=[.D139]+0.7" office:value-type="currency" office:currency="USD" office:value="102.75">
            <text:p>$102.75</text:p>
          </table:table-cell>
          <table:table-cell office:value-type="currency" office:currency="USD" office:value="29.95">
            <text:p>$29.95</text:p>
          </table:table-cell>
          <table:table-cell table:formula="of:=MIN([.C140:.E14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C140]+1" office:value-type="currency" office:currency="USD" office:value="139">
            <text:p>$139.00</text:p>
          </table:table-cell>
          <table:table-cell table:formula="of:=[.D140]+0.7" office:value-type="currency" office:currency="USD" office:value="103.45">
            <text:p>$103.45</text:p>
          </table:table-cell>
          <table:table-cell office:value-type="currency" office:currency="USD" office:value="29.95">
            <text:p>$29.95</text:p>
          </table:table-cell>
          <table:table-cell table:formula="of:=MIN([.C141:.E14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C141]+1" office:value-type="currency" office:currency="USD" office:value="140">
            <text:p>$140.00</text:p>
          </table:table-cell>
          <table:table-cell table:formula="of:=[.D141]+0.7" office:value-type="currency" office:currency="USD" office:value="104.15">
            <text:p>$104.15</text:p>
          </table:table-cell>
          <table:table-cell office:value-type="currency" office:currency="USD" office:value="29.95">
            <text:p>$29.95</text:p>
          </table:table-cell>
          <table:table-cell table:formula="of:=MIN([.C142:.E14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C142]+1" office:value-type="currency" office:currency="USD" office:value="141">
            <text:p>$141.00</text:p>
          </table:table-cell>
          <table:table-cell table:formula="of:=[.D142]+0.7" office:value-type="currency" office:currency="USD" office:value="104.85">
            <text:p>$104.85</text:p>
          </table:table-cell>
          <table:table-cell office:value-type="currency" office:currency="USD" office:value="29.95">
            <text:p>$29.95</text:p>
          </table:table-cell>
          <table:table-cell table:formula="of:=MIN([.C143:.E14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C143]+1" office:value-type="currency" office:currency="USD" office:value="142">
            <text:p>$142.00</text:p>
          </table:table-cell>
          <table:table-cell table:formula="of:=[.D143]+0.7" office:value-type="currency" office:currency="USD" office:value="105.55">
            <text:p>$105.55</text:p>
          </table:table-cell>
          <table:table-cell office:value-type="currency" office:currency="USD" office:value="29.95">
            <text:p>$29.95</text:p>
          </table:table-cell>
          <table:table-cell table:formula="of:=MIN([.C144:.E14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C144]+1" office:value-type="currency" office:currency="USD" office:value="143">
            <text:p>$143.00</text:p>
          </table:table-cell>
          <table:table-cell table:formula="of:=[.D144]+0.7" office:value-type="currency" office:currency="USD" office:value="106.25">
            <text:p>$106.25</text:p>
          </table:table-cell>
          <table:table-cell office:value-type="currency" office:currency="USD" office:value="29.95">
            <text:p>$29.95</text:p>
          </table:table-cell>
          <table:table-cell table:formula="of:=MIN([.C145:.E14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C145]+1" office:value-type="currency" office:currency="USD" office:value="144">
            <text:p>$144.00</text:p>
          </table:table-cell>
          <table:table-cell table:formula="of:=[.D145]+0.7" office:value-type="currency" office:currency="USD" office:value="106.95">
            <text:p>$106.95</text:p>
          </table:table-cell>
          <table:table-cell office:value-type="currency" office:currency="USD" office:value="29.95">
            <text:p>$29.95</text:p>
          </table:table-cell>
          <table:table-cell table:formula="of:=MIN([.C146:.E14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C146]+1" office:value-type="currency" office:currency="USD" office:value="145">
            <text:p>$145.00</text:p>
          </table:table-cell>
          <table:table-cell table:formula="of:=[.D146]+0.7" office:value-type="currency" office:currency="USD" office:value="107.65">
            <text:p>$107.65</text:p>
          </table:table-cell>
          <table:table-cell office:value-type="currency" office:currency="USD" office:value="29.95">
            <text:p>$29.95</text:p>
          </table:table-cell>
          <table:table-cell table:formula="of:=MIN([.C147:.E14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C147]+1" office:value-type="currency" office:currency="USD" office:value="146">
            <text:p>$146.00</text:p>
          </table:table-cell>
          <table:table-cell table:formula="of:=[.D147]+0.7" office:value-type="currency" office:currency="USD" office:value="108.35">
            <text:p>$108.35</text:p>
          </table:table-cell>
          <table:table-cell office:value-type="currency" office:currency="USD" office:value="29.95">
            <text:p>$29.95</text:p>
          </table:table-cell>
          <table:table-cell table:formula="of:=MIN([.C148:.E14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C148]+1" office:value-type="currency" office:currency="USD" office:value="147">
            <text:p>$147.00</text:p>
          </table:table-cell>
          <table:table-cell table:formula="of:=[.D148]+0.7" office:value-type="currency" office:currency="USD" office:value="109.05">
            <text:p>$109.05</text:p>
          </table:table-cell>
          <table:table-cell office:value-type="currency" office:currency="USD" office:value="29.95">
            <text:p>$29.95</text:p>
          </table:table-cell>
          <table:table-cell table:formula="of:=MIN([.C149:.E14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C149]+1" office:value-type="currency" office:currency="USD" office:value="148">
            <text:p>$148.00</text:p>
          </table:table-cell>
          <table:table-cell table:formula="of:=[.D149]+0.7" office:value-type="currency" office:currency="USD" office:value="109.75">
            <text:p>$109.75</text:p>
          </table:table-cell>
          <table:table-cell office:value-type="currency" office:currency="USD" office:value="29.95">
            <text:p>$29.95</text:p>
          </table:table-cell>
          <table:table-cell table:formula="of:=MIN([.C150:.E15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C150]+1" office:value-type="currency" office:currency="USD" office:value="149">
            <text:p>$149.00</text:p>
          </table:table-cell>
          <table:table-cell table:formula="of:=[.D150]+0.7" office:value-type="currency" office:currency="USD" office:value="110.45">
            <text:p>$110.45</text:p>
          </table:table-cell>
          <table:table-cell office:value-type="currency" office:currency="USD" office:value="29.95">
            <text:p>$29.95</text:p>
          </table:table-cell>
          <table:table-cell table:formula="of:=MIN([.C151:.E15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C151]+1" office:value-type="currency" office:currency="USD" office:value="150">
            <text:p>$150.00</text:p>
          </table:table-cell>
          <table:table-cell table:formula="of:=[.D151]+0.7" office:value-type="currency" office:currency="USD" office:value="111.15">
            <text:p>$111.15</text:p>
          </table:table-cell>
          <table:table-cell office:value-type="currency" office:currency="USD" office:value="29.95">
            <text:p>$29.95</text:p>
          </table:table-cell>
          <table:table-cell table:formula="of:=MIN([.C152:.E15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C152]+1" office:value-type="currency" office:currency="USD" office:value="151">
            <text:p>$151.00</text:p>
          </table:table-cell>
          <table:table-cell table:formula="of:=[.D152]+0.7" office:value-type="currency" office:currency="USD" office:value="111.85">
            <text:p>$111.85</text:p>
          </table:table-cell>
          <table:table-cell office:value-type="currency" office:currency="USD" office:value="29.95">
            <text:p>$29.95</text:p>
          </table:table-cell>
          <table:table-cell table:formula="of:=MIN([.C153:.E15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C153]+1" office:value-type="currency" office:currency="USD" office:value="152">
            <text:p>$152.00</text:p>
          </table:table-cell>
          <table:table-cell table:formula="of:=[.D153]+0.7" office:value-type="currency" office:currency="USD" office:value="112.55">
            <text:p>$112.55</text:p>
          </table:table-cell>
          <table:table-cell office:value-type="currency" office:currency="USD" office:value="29.95">
            <text:p>$29.95</text:p>
          </table:table-cell>
          <table:table-cell table:formula="of:=MIN([.C154:.E15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C154]+1" office:value-type="currency" office:currency="USD" office:value="153">
            <text:p>$153.00</text:p>
          </table:table-cell>
          <table:table-cell table:formula="of:=[.D154]+0.7" office:value-type="currency" office:currency="USD" office:value="113.25">
            <text:p>$113.25</text:p>
          </table:table-cell>
          <table:table-cell office:value-type="currency" office:currency="USD" office:value="29.95">
            <text:p>$29.95</text:p>
          </table:table-cell>
          <table:table-cell table:formula="of:=MIN([.C155:.E15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C155]+1" office:value-type="currency" office:currency="USD" office:value="154">
            <text:p>$154.00</text:p>
          </table:table-cell>
          <table:table-cell table:formula="of:=[.D155]+0.7" office:value-type="currency" office:currency="USD" office:value="113.95">
            <text:p>$113.95</text:p>
          </table:table-cell>
          <table:table-cell office:value-type="currency" office:currency="USD" office:value="29.95">
            <text:p>$29.95</text:p>
          </table:table-cell>
          <table:table-cell table:formula="of:=MIN([.C156:.E15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C156]+1" office:value-type="currency" office:currency="USD" office:value="155">
            <text:p>$155.00</text:p>
          </table:table-cell>
          <table:table-cell table:formula="of:=[.D156]+0.7" office:value-type="currency" office:currency="USD" office:value="114.65">
            <text:p>$114.65</text:p>
          </table:table-cell>
          <table:table-cell office:value-type="currency" office:currency="USD" office:value="29.95">
            <text:p>$29.95</text:p>
          </table:table-cell>
          <table:table-cell table:formula="of:=MIN([.C157:.E15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C157]+1" office:value-type="currency" office:currency="USD" office:value="156">
            <text:p>$156.00</text:p>
          </table:table-cell>
          <table:table-cell table:formula="of:=[.D157]+0.7" office:value-type="currency" office:currency="USD" office:value="115.35">
            <text:p>$115.35</text:p>
          </table:table-cell>
          <table:table-cell office:value-type="currency" office:currency="USD" office:value="29.95">
            <text:p>$29.95</text:p>
          </table:table-cell>
          <table:table-cell table:formula="of:=MIN([.C158:.E15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C158]+1" office:value-type="currency" office:currency="USD" office:value="157">
            <text:p>$157.00</text:p>
          </table:table-cell>
          <table:table-cell table:formula="of:=[.D158]+0.7" office:value-type="currency" office:currency="USD" office:value="116.05">
            <text:p>$116.05</text:p>
          </table:table-cell>
          <table:table-cell office:value-type="currency" office:currency="USD" office:value="29.95">
            <text:p>$29.95</text:p>
          </table:table-cell>
          <table:table-cell table:formula="of:=MIN([.C159:.E15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C159]+1" office:value-type="currency" office:currency="USD" office:value="158">
            <text:p>$158.00</text:p>
          </table:table-cell>
          <table:table-cell table:formula="of:=[.D159]+0.7" office:value-type="currency" office:currency="USD" office:value="116.75">
            <text:p>$116.75</text:p>
          </table:table-cell>
          <table:table-cell office:value-type="currency" office:currency="USD" office:value="29.95">
            <text:p>$29.95</text:p>
          </table:table-cell>
          <table:table-cell table:formula="of:=MIN([.C160:.E16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C160]+1" office:value-type="currency" office:currency="USD" office:value="159">
            <text:p>$159.00</text:p>
          </table:table-cell>
          <table:table-cell table:formula="of:=[.D160]+0.7" office:value-type="currency" office:currency="USD" office:value="117.45">
            <text:p>$117.45</text:p>
          </table:table-cell>
          <table:table-cell office:value-type="currency" office:currency="USD" office:value="29.95">
            <text:p>$29.95</text:p>
          </table:table-cell>
          <table:table-cell table:formula="of:=MIN([.C161:.E16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C161]+1" office:value-type="currency" office:currency="USD" office:value="160">
            <text:p>$160.00</text:p>
          </table:table-cell>
          <table:table-cell table:formula="of:=[.D161]+0.7" office:value-type="currency" office:currency="USD" office:value="118.15">
            <text:p>$118.15</text:p>
          </table:table-cell>
          <table:table-cell office:value-type="currency" office:currency="USD" office:value="29.95">
            <text:p>$29.95</text:p>
          </table:table-cell>
          <table:table-cell table:formula="of:=MIN([.C162:.E16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C162]+1" office:value-type="currency" office:currency="USD" office:value="161">
            <text:p>$161.00</text:p>
          </table:table-cell>
          <table:table-cell table:formula="of:=[.D162]+0.7" office:value-type="currency" office:currency="USD" office:value="118.85">
            <text:p>$118.85</text:p>
          </table:table-cell>
          <table:table-cell office:value-type="currency" office:currency="USD" office:value="29.95">
            <text:p>$29.95</text:p>
          </table:table-cell>
          <table:table-cell table:formula="of:=MIN([.C163:.E16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C163]+1" office:value-type="currency" office:currency="USD" office:value="162">
            <text:p>$162.00</text:p>
          </table:table-cell>
          <table:table-cell table:formula="of:=[.D163]+0.7" office:value-type="currency" office:currency="USD" office:value="119.55">
            <text:p>$119.55</text:p>
          </table:table-cell>
          <table:table-cell office:value-type="currency" office:currency="USD" office:value="29.95">
            <text:p>$29.95</text:p>
          </table:table-cell>
          <table:table-cell table:formula="of:=MIN([.C164:.E16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C164]+1" office:value-type="currency" office:currency="USD" office:value="163">
            <text:p>$163.00</text:p>
          </table:table-cell>
          <table:table-cell table:formula="of:=[.D164]+0.7" office:value-type="currency" office:currency="USD" office:value="120.25">
            <text:p>$120.25</text:p>
          </table:table-cell>
          <table:table-cell office:value-type="currency" office:currency="USD" office:value="29.95">
            <text:p>$29.95</text:p>
          </table:table-cell>
          <table:table-cell table:formula="of:=MIN([.C165:.E16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C165]+1" office:value-type="currency" office:currency="USD" office:value="164">
            <text:p>$164.00</text:p>
          </table:table-cell>
          <table:table-cell table:formula="of:=[.D165]+0.7" office:value-type="currency" office:currency="USD" office:value="120.95">
            <text:p>$120.95</text:p>
          </table:table-cell>
          <table:table-cell office:value-type="currency" office:currency="USD" office:value="29.95">
            <text:p>$29.95</text:p>
          </table:table-cell>
          <table:table-cell table:formula="of:=MIN([.C166:.E16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C166]+1" office:value-type="currency" office:currency="USD" office:value="165">
            <text:p>$165.00</text:p>
          </table:table-cell>
          <table:table-cell table:formula="of:=[.D166]+0.7" office:value-type="currency" office:currency="USD" office:value="121.65">
            <text:p>$121.65</text:p>
          </table:table-cell>
          <table:table-cell office:value-type="currency" office:currency="USD" office:value="29.95">
            <text:p>$29.95</text:p>
          </table:table-cell>
          <table:table-cell table:formula="of:=MIN([.C167:.E16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C167]+1" office:value-type="currency" office:currency="USD" office:value="166">
            <text:p>$166.00</text:p>
          </table:table-cell>
          <table:table-cell table:formula="of:=[.D167]+0.7" office:value-type="currency" office:currency="USD" office:value="122.35">
            <text:p>$122.35</text:p>
          </table:table-cell>
          <table:table-cell office:value-type="currency" office:currency="USD" office:value="29.95">
            <text:p>$29.95</text:p>
          </table:table-cell>
          <table:table-cell table:formula="of:=MIN([.C168:.E16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C168]+1" office:value-type="currency" office:currency="USD" office:value="167">
            <text:p>$167.00</text:p>
          </table:table-cell>
          <table:table-cell table:formula="of:=[.D168]+0.7" office:value-type="currency" office:currency="USD" office:value="123.05">
            <text:p>$123.05</text:p>
          </table:table-cell>
          <table:table-cell office:value-type="currency" office:currency="USD" office:value="29.95">
            <text:p>$29.95</text:p>
          </table:table-cell>
          <table:table-cell table:formula="of:=MIN([.C169:.E16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169]+1" office:value-type="currency" office:currency="USD" office:value="168">
            <text:p>$168.00</text:p>
          </table:table-cell>
          <table:table-cell table:formula="of:=[.D169]+0.7" office:value-type="currency" office:currency="USD" office:value="123.75">
            <text:p>$123.75</text:p>
          </table:table-cell>
          <table:table-cell office:value-type="currency" office:currency="USD" office:value="29.95">
            <text:p>$29.95</text:p>
          </table:table-cell>
          <table:table-cell table:formula="of:=MIN([.C170:.E17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C170]+1" office:value-type="currency" office:currency="USD" office:value="169">
            <text:p>$169.00</text:p>
          </table:table-cell>
          <table:table-cell table:formula="of:=[.D170]+0.7" office:value-type="currency" office:currency="USD" office:value="124.45">
            <text:p>$124.45</text:p>
          </table:table-cell>
          <table:table-cell office:value-type="currency" office:currency="USD" office:value="29.95">
            <text:p>$29.95</text:p>
          </table:table-cell>
          <table:table-cell table:formula="of:=MIN([.C171:.E17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C171]+1" office:value-type="currency" office:currency="USD" office:value="170">
            <text:p>$170.00</text:p>
          </table:table-cell>
          <table:table-cell table:formula="of:=[.D171]+0.7" office:value-type="currency" office:currency="USD" office:value="125.15">
            <text:p>$125.15</text:p>
          </table:table-cell>
          <table:table-cell office:value-type="currency" office:currency="USD" office:value="29.95">
            <text:p>$29.95</text:p>
          </table:table-cell>
          <table:table-cell table:formula="of:=MIN([.C172:.E17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C172]+1" office:value-type="currency" office:currency="USD" office:value="171">
            <text:p>$171.00</text:p>
          </table:table-cell>
          <table:table-cell table:formula="of:=[.D172]+0.7" office:value-type="currency" office:currency="USD" office:value="125.85">
            <text:p>$125.85</text:p>
          </table:table-cell>
          <table:table-cell office:value-type="currency" office:currency="USD" office:value="29.95">
            <text:p>$29.95</text:p>
          </table:table-cell>
          <table:table-cell table:formula="of:=MIN([.C173:.E17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C173]+1" office:value-type="currency" office:currency="USD" office:value="172">
            <text:p>$172.00</text:p>
          </table:table-cell>
          <table:table-cell table:formula="of:=[.D173]+0.7" office:value-type="currency" office:currency="USD" office:value="126.55">
            <text:p>$126.55</text:p>
          </table:table-cell>
          <table:table-cell office:value-type="currency" office:currency="USD" office:value="29.95">
            <text:p>$29.95</text:p>
          </table:table-cell>
          <table:table-cell table:formula="of:=MIN([.C174:.E17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C174]+1" office:value-type="currency" office:currency="USD" office:value="173">
            <text:p>$173.00</text:p>
          </table:table-cell>
          <table:table-cell table:formula="of:=[.D174]+0.7" office:value-type="currency" office:currency="USD" office:value="127.25">
            <text:p>$127.25</text:p>
          </table:table-cell>
          <table:table-cell office:value-type="currency" office:currency="USD" office:value="29.95">
            <text:p>$29.95</text:p>
          </table:table-cell>
          <table:table-cell table:formula="of:=MIN([.C175:.E17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C175]+1" office:value-type="currency" office:currency="USD" office:value="174">
            <text:p>$174.00</text:p>
          </table:table-cell>
          <table:table-cell table:formula="of:=[.D175]+0.7" office:value-type="currency" office:currency="USD" office:value="127.95">
            <text:p>$127.95</text:p>
          </table:table-cell>
          <table:table-cell office:value-type="currency" office:currency="USD" office:value="29.95">
            <text:p>$29.95</text:p>
          </table:table-cell>
          <table:table-cell table:formula="of:=MIN([.C176:.E17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C176]+1" office:value-type="currency" office:currency="USD" office:value="175">
            <text:p>$175.00</text:p>
          </table:table-cell>
          <table:table-cell table:formula="of:=[.D176]+0.7" office:value-type="currency" office:currency="USD" office:value="128.65">
            <text:p>$128.65</text:p>
          </table:table-cell>
          <table:table-cell office:value-type="currency" office:currency="USD" office:value="29.95">
            <text:p>$29.95</text:p>
          </table:table-cell>
          <table:table-cell table:formula="of:=MIN([.C177:.E17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C177]+1" office:value-type="currency" office:currency="USD" office:value="176">
            <text:p>$176.00</text:p>
          </table:table-cell>
          <table:table-cell table:formula="of:=[.D177]+0.7" office:value-type="currency" office:currency="USD" office:value="129.35">
            <text:p>$129.35</text:p>
          </table:table-cell>
          <table:table-cell office:value-type="currency" office:currency="USD" office:value="29.95">
            <text:p>$29.95</text:p>
          </table:table-cell>
          <table:table-cell table:formula="of:=MIN([.C178:.E17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C178]+1" office:value-type="currency" office:currency="USD" office:value="177">
            <text:p>$177.00</text:p>
          </table:table-cell>
          <table:table-cell table:formula="of:=[.D178]+0.7" office:value-type="currency" office:currency="USD" office:value="130.05">
            <text:p>$130.05</text:p>
          </table:table-cell>
          <table:table-cell office:value-type="currency" office:currency="USD" office:value="29.95">
            <text:p>$29.95</text:p>
          </table:table-cell>
          <table:table-cell table:formula="of:=MIN([.C179:.E17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C179]+1" office:value-type="currency" office:currency="USD" office:value="178">
            <text:p>$178.00</text:p>
          </table:table-cell>
          <table:table-cell table:formula="of:=[.D179]+0.7" office:value-type="currency" office:currency="USD" office:value="130.75">
            <text:p>$130.75</text:p>
          </table:table-cell>
          <table:table-cell office:value-type="currency" office:currency="USD" office:value="29.95">
            <text:p>$29.95</text:p>
          </table:table-cell>
          <table:table-cell table:formula="of:=MIN([.C180:.E18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C180]+1" office:value-type="currency" office:currency="USD" office:value="179">
            <text:p>$179.00</text:p>
          </table:table-cell>
          <table:table-cell table:formula="of:=[.D180]+0.7" office:value-type="currency" office:currency="USD" office:value="131.45">
            <text:p>$131.45</text:p>
          </table:table-cell>
          <table:table-cell office:value-type="currency" office:currency="USD" office:value="29.95">
            <text:p>$29.95</text:p>
          </table:table-cell>
          <table:table-cell table:formula="of:=MIN([.C181:.E18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C181]+1" office:value-type="currency" office:currency="USD" office:value="180">
            <text:p>$180.00</text:p>
          </table:table-cell>
          <table:table-cell table:formula="of:=[.D181]+0.7" office:value-type="currency" office:currency="USD" office:value="132.15">
            <text:p>$132.15</text:p>
          </table:table-cell>
          <table:table-cell office:value-type="currency" office:currency="USD" office:value="29.95">
            <text:p>$29.95</text:p>
          </table:table-cell>
          <table:table-cell table:formula="of:=MIN([.C182:.E18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C182]+1" office:value-type="currency" office:currency="USD" office:value="181">
            <text:p>$181.00</text:p>
          </table:table-cell>
          <table:table-cell table:formula="of:=[.D182]+0.7" office:value-type="currency" office:currency="USD" office:value="132.85">
            <text:p>$132.85</text:p>
          </table:table-cell>
          <table:table-cell office:value-type="currency" office:currency="USD" office:value="29.95">
            <text:p>$29.95</text:p>
          </table:table-cell>
          <table:table-cell table:formula="of:=MIN([.C183:.E18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C183]+1" office:value-type="currency" office:currency="USD" office:value="182">
            <text:p>$182.00</text:p>
          </table:table-cell>
          <table:table-cell table:formula="of:=[.D183]+0.7" office:value-type="currency" office:currency="USD" office:value="133.55">
            <text:p>$133.55</text:p>
          </table:table-cell>
          <table:table-cell office:value-type="currency" office:currency="USD" office:value="29.95">
            <text:p>$29.95</text:p>
          </table:table-cell>
          <table:table-cell table:formula="of:=MIN([.C184:.E18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C184]+1" office:value-type="currency" office:currency="USD" office:value="183">
            <text:p>$183.00</text:p>
          </table:table-cell>
          <table:table-cell table:formula="of:=[.D184]+0.7" office:value-type="currency" office:currency="USD" office:value="134.25">
            <text:p>$134.25</text:p>
          </table:table-cell>
          <table:table-cell office:value-type="currency" office:currency="USD" office:value="29.95">
            <text:p>$29.95</text:p>
          </table:table-cell>
          <table:table-cell table:formula="of:=MIN([.C185:.E18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C185]+1" office:value-type="currency" office:currency="USD" office:value="184">
            <text:p>$184.00</text:p>
          </table:table-cell>
          <table:table-cell table:formula="of:=[.D185]+0.7" office:value-type="currency" office:currency="USD" office:value="134.95">
            <text:p>$134.95</text:p>
          </table:table-cell>
          <table:table-cell office:value-type="currency" office:currency="USD" office:value="29.95">
            <text:p>$29.95</text:p>
          </table:table-cell>
          <table:table-cell table:formula="of:=MIN([.C186:.E18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C186]+1" office:value-type="currency" office:currency="USD" office:value="185">
            <text:p>$185.00</text:p>
          </table:table-cell>
          <table:table-cell table:formula="of:=[.D186]+0.7" office:value-type="currency" office:currency="USD" office:value="135.65">
            <text:p>$135.65</text:p>
          </table:table-cell>
          <table:table-cell office:value-type="currency" office:currency="USD" office:value="29.95">
            <text:p>$29.95</text:p>
          </table:table-cell>
          <table:table-cell table:formula="of:=MIN([.C187:.E18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C187]+1" office:value-type="currency" office:currency="USD" office:value="186">
            <text:p>$186.00</text:p>
          </table:table-cell>
          <table:table-cell table:formula="of:=[.D187]+0.7" office:value-type="currency" office:currency="USD" office:value="136.35">
            <text:p>$136.35</text:p>
          </table:table-cell>
          <table:table-cell office:value-type="currency" office:currency="USD" office:value="29.95">
            <text:p>$29.95</text:p>
          </table:table-cell>
          <table:table-cell table:formula="of:=MIN([.C188:.E18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C188]+1" office:value-type="currency" office:currency="USD" office:value="187">
            <text:p>$187.00</text:p>
          </table:table-cell>
          <table:table-cell table:formula="of:=[.D188]+0.7" office:value-type="currency" office:currency="USD" office:value="137.05">
            <text:p>$137.05</text:p>
          </table:table-cell>
          <table:table-cell office:value-type="currency" office:currency="USD" office:value="29.95">
            <text:p>$29.95</text:p>
          </table:table-cell>
          <table:table-cell table:formula="of:=MIN([.C189:.E18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C189]+1" office:value-type="currency" office:currency="USD" office:value="188">
            <text:p>$188.00</text:p>
          </table:table-cell>
          <table:table-cell table:formula="of:=[.D189]+0.7" office:value-type="currency" office:currency="USD" office:value="137.75">
            <text:p>$137.75</text:p>
          </table:table-cell>
          <table:table-cell office:value-type="currency" office:currency="USD" office:value="29.95">
            <text:p>$29.95</text:p>
          </table:table-cell>
          <table:table-cell table:formula="of:=MIN([.C190:.E19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C190]+1" office:value-type="currency" office:currency="USD" office:value="189">
            <text:p>$189.00</text:p>
          </table:table-cell>
          <table:table-cell table:formula="of:=[.D190]+0.7" office:value-type="currency" office:currency="USD" office:value="138.45">
            <text:p>$138.45</text:p>
          </table:table-cell>
          <table:table-cell office:value-type="currency" office:currency="USD" office:value="29.95">
            <text:p>$29.95</text:p>
          </table:table-cell>
          <table:table-cell table:formula="of:=MIN([.C191:.E19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C191]+1" office:value-type="currency" office:currency="USD" office:value="190">
            <text:p>$190.00</text:p>
          </table:table-cell>
          <table:table-cell table:formula="of:=[.D191]+0.7" office:value-type="currency" office:currency="USD" office:value="139.15">
            <text:p>$139.15</text:p>
          </table:table-cell>
          <table:table-cell office:value-type="currency" office:currency="USD" office:value="29.95">
            <text:p>$29.95</text:p>
          </table:table-cell>
          <table:table-cell table:formula="of:=MIN([.C192:.E19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C192]+1" office:value-type="currency" office:currency="USD" office:value="191">
            <text:p>$191.00</text:p>
          </table:table-cell>
          <table:table-cell table:formula="of:=[.D192]+0.7" office:value-type="currency" office:currency="USD" office:value="139.85">
            <text:p>$139.85</text:p>
          </table:table-cell>
          <table:table-cell office:value-type="currency" office:currency="USD" office:value="29.95">
            <text:p>$29.95</text:p>
          </table:table-cell>
          <table:table-cell table:formula="of:=MIN([.C193:.E19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C193]+1" office:value-type="currency" office:currency="USD" office:value="192">
            <text:p>$192.00</text:p>
          </table:table-cell>
          <table:table-cell table:formula="of:=[.D193]+0.7" office:value-type="currency" office:currency="USD" office:value="140.55">
            <text:p>$140.55</text:p>
          </table:table-cell>
          <table:table-cell office:value-type="currency" office:currency="USD" office:value="29.95">
            <text:p>$29.95</text:p>
          </table:table-cell>
          <table:table-cell table:formula="of:=MIN([.C194:.E19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C194]+1" office:value-type="currency" office:currency="USD" office:value="193">
            <text:p>$193.00</text:p>
          </table:table-cell>
          <table:table-cell table:formula="of:=[.D194]+0.7" office:value-type="currency" office:currency="USD" office:value="141.25">
            <text:p>$141.25</text:p>
          </table:table-cell>
          <table:table-cell office:value-type="currency" office:currency="USD" office:value="29.95">
            <text:p>$29.95</text:p>
          </table:table-cell>
          <table:table-cell table:formula="of:=MIN([.C195:.E19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C195]+1" office:value-type="currency" office:currency="USD" office:value="194">
            <text:p>$194.00</text:p>
          </table:table-cell>
          <table:table-cell table:formula="of:=[.D195]+0.7" office:value-type="currency" office:currency="USD" office:value="141.95">
            <text:p>$141.95</text:p>
          </table:table-cell>
          <table:table-cell office:value-type="currency" office:currency="USD" office:value="29.95">
            <text:p>$29.95</text:p>
          </table:table-cell>
          <table:table-cell table:formula="of:=MIN([.C196:.E19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C196]+1" office:value-type="currency" office:currency="USD" office:value="195">
            <text:p>$195.00</text:p>
          </table:table-cell>
          <table:table-cell table:formula="of:=[.D196]+0.7" office:value-type="currency" office:currency="USD" office:value="142.65">
            <text:p>$142.65</text:p>
          </table:table-cell>
          <table:table-cell office:value-type="currency" office:currency="USD" office:value="29.95">
            <text:p>$29.95</text:p>
          </table:table-cell>
          <table:table-cell table:formula="of:=MIN([.C197:.E19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C197]+1" office:value-type="currency" office:currency="USD" office:value="196">
            <text:p>$196.00</text:p>
          </table:table-cell>
          <table:table-cell table:formula="of:=[.D197]+0.7" office:value-type="currency" office:currency="USD" office:value="143.35">
            <text:p>$143.35</text:p>
          </table:table-cell>
          <table:table-cell office:value-type="currency" office:currency="USD" office:value="29.95">
            <text:p>$29.95</text:p>
          </table:table-cell>
          <table:table-cell table:formula="of:=MIN([.C198:.E19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C198]+1" office:value-type="currency" office:currency="USD" office:value="197">
            <text:p>$197.00</text:p>
          </table:table-cell>
          <table:table-cell table:formula="of:=[.D198]+0.7" office:value-type="currency" office:currency="USD" office:value="144.05">
            <text:p>$144.05</text:p>
          </table:table-cell>
          <table:table-cell office:value-type="currency" office:currency="USD" office:value="29.95">
            <text:p>$29.95</text:p>
          </table:table-cell>
          <table:table-cell table:formula="of:=MIN([.C199:.E19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C199]+1" office:value-type="currency" office:currency="USD" office:value="198">
            <text:p>$198.00</text:p>
          </table:table-cell>
          <table:table-cell table:formula="of:=[.D199]+0.7" office:value-type="currency" office:currency="USD" office:value="144.75">
            <text:p>$144.75</text:p>
          </table:table-cell>
          <table:table-cell office:value-type="currency" office:currency="USD" office:value="29.95">
            <text:p>$29.95</text:p>
          </table:table-cell>
          <table:table-cell table:formula="of:=MIN([.C200:.E20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C200]+1" office:value-type="currency" office:currency="USD" office:value="199">
            <text:p>$199.00</text:p>
          </table:table-cell>
          <table:table-cell table:formula="of:=[.D200]+0.7" office:value-type="currency" office:currency="USD" office:value="145.45">
            <text:p>$145.45</text:p>
          </table:table-cell>
          <table:table-cell office:value-type="currency" office:currency="USD" office:value="29.95">
            <text:p>$29.95</text:p>
          </table:table-cell>
          <table:table-cell table:formula="of:=MIN([.C201:.E201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C201]+1" office:value-type="currency" office:currency="USD" office:value="200">
            <text:p>$200.00</text:p>
          </table:table-cell>
          <table:table-cell table:formula="of:=[.D201]+0.7" office:value-type="currency" office:currency="USD" office:value="146.15">
            <text:p>$146.15</text:p>
          </table:table-cell>
          <table:table-cell office:value-type="currency" office:currency="USD" office:value="29.95">
            <text:p>$29.95</text:p>
          </table:table-cell>
          <table:table-cell table:formula="of:=MIN([.C202:.E202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C202]+1" office:value-type="currency" office:currency="USD" office:value="201">
            <text:p>$201.00</text:p>
          </table:table-cell>
          <table:table-cell table:formula="of:=[.D202]+0.7" office:value-type="currency" office:currency="USD" office:value="146.85">
            <text:p>$146.85</text:p>
          </table:table-cell>
          <table:table-cell office:value-type="currency" office:currency="USD" office:value="29.95">
            <text:p>$29.95</text:p>
          </table:table-cell>
          <table:table-cell table:formula="of:=MIN([.C203:.E203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C203]+1" office:value-type="currency" office:currency="USD" office:value="202">
            <text:p>$202.00</text:p>
          </table:table-cell>
          <table:table-cell table:formula="of:=[.D203]+0.7" office:value-type="currency" office:currency="USD" office:value="147.55">
            <text:p>$147.55</text:p>
          </table:table-cell>
          <table:table-cell office:value-type="currency" office:currency="USD" office:value="29.95">
            <text:p>$29.95</text:p>
          </table:table-cell>
          <table:table-cell table:formula="of:=MIN([.C204:.E204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C204]+1" office:value-type="currency" office:currency="USD" office:value="203">
            <text:p>$203.00</text:p>
          </table:table-cell>
          <table:table-cell table:formula="of:=[.D204]+0.7" office:value-type="currency" office:currency="USD" office:value="148.25">
            <text:p>$148.25</text:p>
          </table:table-cell>
          <table:table-cell office:value-type="currency" office:currency="USD" office:value="29.95">
            <text:p>$29.95</text:p>
          </table:table-cell>
          <table:table-cell table:formula="of:=MIN([.C205:.E205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C205]+1" office:value-type="currency" office:currency="USD" office:value="204">
            <text:p>$204.00</text:p>
          </table:table-cell>
          <table:table-cell table:formula="of:=[.D205]+0.7" office:value-type="currency" office:currency="USD" office:value="148.95">
            <text:p>$148.95</text:p>
          </table:table-cell>
          <table:table-cell office:value-type="currency" office:currency="USD" office:value="29.95">
            <text:p>$29.95</text:p>
          </table:table-cell>
          <table:table-cell table:formula="of:=MIN([.C206:.E206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C206]+1" office:value-type="currency" office:currency="USD" office:value="205">
            <text:p>$205.00</text:p>
          </table:table-cell>
          <table:table-cell table:formula="of:=[.D206]+0.7" office:value-type="currency" office:currency="USD" office:value="149.65">
            <text:p>$149.65</text:p>
          </table:table-cell>
          <table:table-cell office:value-type="currency" office:currency="USD" office:value="29.95">
            <text:p>$29.95</text:p>
          </table:table-cell>
          <table:table-cell table:formula="of:=MIN([.C207:.E207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C207]+1" office:value-type="currency" office:currency="USD" office:value="206">
            <text:p>$206.00</text:p>
          </table:table-cell>
          <table:table-cell table:formula="of:=[.D207]+0.7" office:value-type="currency" office:currency="USD" office:value="150.35">
            <text:p>$150.35</text:p>
          </table:table-cell>
          <table:table-cell office:value-type="currency" office:currency="USD" office:value="29.95">
            <text:p>$29.95</text:p>
          </table:table-cell>
          <table:table-cell table:formula="of:=MIN([.C208:.E208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C208]+1" office:value-type="currency" office:currency="USD" office:value="207">
            <text:p>$207.00</text:p>
          </table:table-cell>
          <table:table-cell table:formula="of:=[.D208]+0.7" office:value-type="currency" office:currency="USD" office:value="151.05">
            <text:p>$151.05</text:p>
          </table:table-cell>
          <table:table-cell office:value-type="currency" office:currency="USD" office:value="29.95">
            <text:p>$29.95</text:p>
          </table:table-cell>
          <table:table-cell table:formula="of:=MIN([.C209:.E209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209]+1" office:value-type="currency" office:currency="USD" office:value="208">
            <text:p>$208.00</text:p>
          </table:table-cell>
          <table:table-cell table:formula="of:=[.D209]+0.7" office:value-type="currency" office:currency="USD" office:value="151.75">
            <text:p>$151.75</text:p>
          </table:table-cell>
          <table:table-cell office:value-type="currency" office:currency="USD" office:value="29.95">
            <text:p>$29.95</text:p>
          </table:table-cell>
          <table:table-cell table:formula="of:=MIN([.C210:.E210])" office:value-type="currency" office:currency="USD" office:value="29.95">
            <text:p>$29.95</text:p>
          </table:table-cell>
          <table:table-cell office:value-type="string">
            <text:p>c </text:p>
          </table:table-cell>
          <table:table-cell table:number-columns-repeated="1015"/>
        </table:table-row>
        <table:table-row table:style-name="ro1" table:number-rows-repeated="6">
          <table:table-cell table:number-columns-repeated="2"/>
          <table:table-cell table:style-name="ce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5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7/19/2016</text:date>, <text:time>20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16-07-19T17:56:05.77</meta:creation-date>
    <dc:date>2016-07-19T20:36:56.87</dc:date>
    <dc:creator>Dr. Mark E. Lehr</dc:creator>
    <meta:editing-duration>PT2H25M29S</meta:editing-duration>
    <meta:editing-cycles>5</meta:editing-cycles>
    <meta:generator>OpenOffice/4.1.2$Win32 OpenOffice.org_project/412m3$Build-9782</meta:generator>
    <meta:document-statistic meta:table-count="1" meta:cell-count="1225" meta:object-count="0"/>
  </office:meta>
</office:document-meta>
</file>